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0.516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7.12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1cm" fo:min-width="0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465cm" fo:min-width="1.767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786cm"/>
    </style:style>
    <style:style style:name="gr91" style:family="graphic" style:parent-style-name="standard">
      <style:graphic-properties draw:stroke="none" draw:fill="none" fo:min-height="0.434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1.786cm"/>
    </style:style>
    <style:style style:name="gr93" style:family="graphic" style:parent-style-name="standard">
      <style:graphic-properties draw:stroke="none" draw:fill="none" fo:min-height="0.47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P8" style:family="paragraph">
      <style:paragraph-properties fo:line-height="100%" fo:text-align="start"/>
    </style:style>
    <style:style style:name="P9" style:family="paragraph">
      <style:paragraph-properties fo:line-height="100%" fo:text-align="start"/>
      <style:text-properties fo:font-size="11pt" style:font-size-asian="11pt" style:font-size-complex="11pt"/>
    </style:style>
    <style:style style:name="P10" style:family="paragraph"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1" draw:layer="layout" svg:x1="19.658cm" svg:y1="3.416cm" svg:x2="19.023cm" svg:y2="3.416cm">
            <text:p/>
          </draw:line>
          <draw:line draw:style-name="gr15" draw:text-style-name="P1" draw:layer="layout" svg:x1="19.658cm" svg:y1="4.686cm" svg:x2="19.023cm" svg:y2="4.686cm">
            <text:p/>
          </draw:line>
          <draw:line draw:style-name="gr15" draw:text-style-name="P1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1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1" draw:layer="layout" svg:x1="19.669cm" svg:y1="5.321cm" svg:x2="18.653cm" svg:y2="5.321cm">
            <text:p/>
          </draw:line>
          <draw:line draw:style-name="gr15" draw:text-style-name="P1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1" draw:layer="layout" svg:width="1.27cm" svg:height="1.27cm" svg:x="19.034cm" svg:y="5.321cm" draw:kind="arc" draw:start-angle="272.08" draw:end-angle="90.95">
            <text:p/>
          </draw:circle>
          <draw:circle draw:style-name="gr16" draw:text-style-name="P1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1" draw:layer="layout" svg:x1="19.669cm" svg:y1="7.226cm" svg:x2="18.653cm" svg:y2="7.226cm">
            <text:p/>
          </draw:line>
          <draw:line draw:style-name="gr15" draw:text-style-name="P1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1" draw:layer="layout" svg:width="1.27cm" svg:height="1.27cm" svg:x="19.034cm" svg:y="7.226cm" draw:kind="arc" draw:start-angle="272.08" draw:end-angle="90.95">
            <text:p/>
          </draw:circle>
          <draw:circle draw:style-name="gr16" draw:text-style-name="P1" draw:layer="layout" svg:width="1.27cm" svg:height="1.27cm" svg:x="18.018cm" svg:y="7.226cm" draw:kind="arc" draw:start-angle="272.08" draw:end-angle="90.95">
            <text:p/>
          </draw:circle>
          <draw:ellipse draw:style-name="gr16" draw:text-style-name="P1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1" draw:layer="layout" svg:x1="19.034cm" svg:y1="12.302cm" svg:x2="19.796cm" svg:y2="13.064cm">
            <text:p/>
          </draw:line>
          <draw:line draw:style-name="gr15" draw:text-style-name="P1" draw:layer="layout" svg:x1="19.288cm" svg:y1="13.064cm" svg:x2="19.796cm" svg:y2="13.064cm">
            <text:p/>
          </draw:line>
          <draw:line draw:style-name="gr19" draw:text-style-name="P1" draw:layer="layout" svg:x1="19.288cm" svg:y1="13.064cm" svg:x2="19.923cm" svg:y2="13.826cm">
            <text:p/>
          </draw:line>
          <draw:frame draw:style-name="gr13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1" draw:layer="layout" svg:x1="24.241cm" svg:y1="4.051cm" svg:x2="22.96cm" svg:y2="3.416cm">
            <text:p/>
          </draw:line>
          <draw:line draw:style-name="gr15" draw:text-style-name="P1" draw:layer="layout" svg:x1="24.241cm" svg:y1="4.051cm" svg:x2="22.96cm" svg:y2="4.686cm">
            <text:p/>
          </draw:line>
          <draw:line draw:style-name="gr15" draw:text-style-name="P1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1" draw:layer="layout" svg:x1="24.368cm" svg:y1="5.956cm" svg:x2="24.368cm" svg:y2="6.464cm">
            <text:p/>
          </draw:line>
          <draw:line draw:style-name="gr15" draw:text-style-name="P1" draw:layer="layout" svg:x1="23.86cm" svg:y1="6.464cm" svg:x2="24.876cm" svg:y2="6.464cm">
            <text:p/>
          </draw:line>
          <draw:line draw:style-name="gr15" draw:text-style-name="P1" draw:layer="layout" svg:x1="24.368cm" svg:y1="6.972cm" svg:x2="24.876cm" svg:y2="6.464cm">
            <text:p/>
          </draw:line>
          <draw:line draw:style-name="gr15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7" draw:text-style-name="P1" draw:layer="layout" svg:x1="9.579cm" svg:y1="14.846cm" svg:x2="9.579cm" svg:y2="14.211cm">
            <text:p/>
          </draw:line>
          <draw:frame draw:style-name="gr8" draw:text-style-name="P4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10" draw:text-style-name="P4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26" draw:text-style-name="P6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8" draw:text-style-name="P3" draw:layer="layout" svg:width="6.603cm" svg:height="0.637cm" draw:transform="rotate (1.57254165604689) translate (5.33cm 16.621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6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3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3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32" draw:text-style-name="P6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7" draw:text-style-name="P1" draw:layer="layout" svg:x1="12.557cm" svg:y1="8.366cm" svg:x2="12.557cm" svg:y2="7.731cm">
            <text:p/>
          </draw:line>
          <draw:frame draw:style-name="gr8" draw:text-style-name="P4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10" draw:text-style-name="P4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2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494cm" svg:y1="6.08cm" svg:x2="22.844cm" svg:y2="6.08cm">
          <text:p/>
        </draw:line>
        <draw:line draw:style-name="gr33" draw:text-style-name="P1" draw:layer="layout" svg:x1="17.764cm" svg:y1="6.08cm" svg:x2="17.764cm" svg:y2="7.35cm">
          <text:p/>
        </draw:line>
        <draw:line draw:style-name="gr33" draw:text-style-name="P1" draw:layer="layout" svg:x1="19.034cm" svg:y1="6.08cm" svg:x2="19.034cm" svg:y2="7.35cm">
          <text:p/>
        </draw:line>
        <draw:line draw:style-name="gr33" draw:text-style-name="P1" draw:layer="layout" svg:x1="20.304cm" svg:y1="6.08cm" svg:x2="20.304cm" svg:y2="7.35cm">
          <text:p/>
        </draw:line>
        <draw:line draw:style-name="gr33" draw:text-style-name="P1" draw:layer="layout" svg:x1="21.574cm" svg:y1="6.08cm" svg:x2="21.574cm" svg:y2="7.35cm">
          <text:p/>
        </draw:line>
        <draw:line draw:style-name="gr33" draw:text-style-name="P1" draw:layer="layout" svg:x1="10.144cm" svg:y1="9.128cm" svg:x2="10.144cm" svg:y2="9.763cm">
          <text:p/>
        </draw:line>
        <draw:line draw:style-name="gr33" draw:text-style-name="P1" draw:layer="layout" svg:x1="11.795cm" svg:y1="9.128cm" svg:x2="11.795cm" svg:y2="9.763cm">
          <text:p/>
        </draw:line>
        <draw:line draw:style-name="gr33" draw:text-style-name="P1" draw:layer="layout" svg:x1="9.128cm" svg:y1="10.271cm" svg:x2="9.89cm" svg:y2="10.271cm">
          <text:p/>
        </draw:line>
        <draw:line draw:style-name="gr33" draw:text-style-name="P1" draw:layer="layout" svg:x1="10.906cm" svg:y1="10.652cm" svg:x2="10.906cm" svg:y2="11.287cm">
          <text:p/>
        </draw:line>
        <draw:line draw:style-name="gr33" draw:text-style-name="P1" draw:layer="layout" svg:x1="10.017cm" svg:y1="10.779cm" svg:x2="10.017cm" svg:y2="11.287cm">
          <text:p/>
        </draw:line>
        <draw:line draw:style-name="gr34" draw:text-style-name="P1" draw:layer="layout" svg:x1="8.874cm" svg:y1="10.779cm" svg:x2="10.017cm" svg:y2="10.779cm">
          <text:p/>
        </draw:line>
        <draw:line draw:style-name="gr33" draw:text-style-name="P1" draw:layer="layout" svg:x1="12.176cm" svg:y1="10.652cm" svg:x2="12.176cm" svg:y2="11.287cm">
          <text:p/>
        </draw:line>
        <draw:line draw:style-name="gr33" draw:text-style-name="P1" draw:layer="layout" svg:x1="13.065cm" svg:y1="10.652cm" svg:x2="13.065cm" svg:y2="11.287cm">
          <text:p/>
        </draw:line>
        <draw:line draw:style-name="gr33" draw:text-style-name="P1" draw:layer="layout" svg:x1="11.287cm" svg:y1="17.256cm" svg:x2="14.97cm" svg:y2="17.256cm">
          <text:p/>
        </draw:line>
        <draw:line draw:style-name="gr33" draw:text-style-name="P1" draw:layer="layout" svg:x1="13.573cm" svg:y1="14.208cm" svg:x2="16.875cm" svg:y2="14.208cm">
          <text:p/>
        </draw:line>
        <draw:line draw:style-name="gr33" draw:text-style-name="P1" draw:layer="layout" svg:x1="13.573cm" svg:y1="13.065cm" svg:x2="18.78cm" svg:y2="13.065cm">
          <text:p/>
        </draw:line>
        <draw:line draw:style-name="gr33" draw:text-style-name="P1" draw:layer="layout" svg:x1="15.732cm" svg:y1="15.986cm" svg:x2="16.875cm" svg:y2="15.986cm">
          <text:p/>
        </draw:line>
        <draw:line draw:style-name="gr33" draw:text-style-name="P1" draw:layer="layout" svg:x1="17.256cm" svg:y1="17.129cm" svg:x2="17.256cm" svg:y2="16.113cm">
          <text:p/>
        </draw:line>
        <draw:line draw:style-name="gr33" draw:text-style-name="P1" draw:layer="layout" svg:x1="17.51cm" svg:y1="14.97cm" svg:x2="18.78cm" svg:y2="14.97cm">
          <text:p/>
        </draw:line>
        <draw:line draw:style-name="gr33" draw:text-style-name="P1" draw:layer="layout" svg:x1="19.542cm" svg:y1="13.954cm" svg:x2="23.479cm" svg:y2="13.954cm">
          <text:p/>
        </draw:line>
        <draw:line draw:style-name="gr33" draw:text-style-name="P1" draw:layer="layout" svg:x1="23.86cm" svg:y1="12.684cm" svg:x2="23.86cm" svg:y2="13.827cm">
          <text:p/>
        </draw:line>
        <draw:line draw:style-name="gr33" draw:text-style-name="P1" draw:layer="layout" svg:x1="15.351cm" svg:y1="18.526cm" svg:x2="15.351cm" svg:y2="17.764cm">
          <text:p/>
        </draw:line>
        <draw:line draw:style-name="gr34" draw:text-style-name="P1" draw:layer="layout" svg:x1="24.114cm" svg:y1="14.843cm" svg:x2="25.384cm" svg:y2="14.843cm">
          <text:p/>
        </draw:line>
        <draw:line draw:style-name="gr34" draw:text-style-name="P1" draw:layer="layout" svg:x1="25.384cm" svg:y1="14.843cm" svg:x2="25.384cm" svg:y2="21.32cm">
          <text:p/>
        </draw:line>
        <draw:line draw:style-name="gr34" draw:text-style-name="P1" draw:layer="layout" svg:x1="8.239cm" svg:y1="21.32cm" svg:x2="25.384cm" svg:y2="21.32cm">
          <text:p/>
        </draw:line>
        <draw:line draw:style-name="gr34" draw:text-style-name="P1" draw:layer="layout" svg:x1="8.239cm" svg:y1="11.922cm" svg:x2="8.239cm" svg:y2="21.32cm">
          <text:p/>
        </draw:line>
        <draw:line draw:style-name="gr33" draw:text-style-name="P1" draw:layer="layout" svg:x1="8.239cm" svg:y1="11.922cm" svg:x2="9.763cm" svg:y2="11.922cm">
          <text:p/>
        </draw:line>
        <draw:line draw:style-name="gr34" draw:text-style-name="P1" draw:layer="layout" svg:x1="11.668cm" svg:y1="17.51cm" svg:x2="11.922cm" svg:y2="17.002cm">
          <text:p/>
        </draw:line>
        <draw:line draw:style-name="gr34" draw:text-style-name="P1" draw:layer="layout" svg:x1="14.589cm" svg:y1="14.489cm" svg:x2="14.843cm" svg:y2="13.981cm">
          <text:p/>
        </draw:line>
        <draw:line draw:style-name="gr34" draw:text-style-name="P1" draw:layer="layout" svg:x1="14.589cm" svg:y1="13.319cm" svg:x2="14.843cm" svg:y2="12.811cm">
          <text:p/>
        </draw:line>
        <draw:line draw:style-name="gr34" draw:text-style-name="P1" draw:layer="layout" svg:x1="15.886cm" svg:y1="16.24cm" svg:x2="16.14cm" svg:y2="15.732cm">
          <text:p/>
        </draw:line>
        <draw:line draw:style-name="gr34" draw:text-style-name="P1" draw:layer="layout" svg:x1="19.796cm" svg:y1="14.208cm" svg:x2="20.05cm" svg:y2="13.7cm">
          <text:p/>
        </draw:line>
        <draw:line draw:style-name="gr34" draw:text-style-name="P1" draw:layer="layout" svg:x1="8.747cm" svg:y1="12.176cm" svg:x2="9.001cm" svg:y2="11.668cm">
          <text:p/>
        </draw:line>
        <draw:line draw:style-name="gr34" draw:text-style-name="P1" draw:layer="layout" svg:x1="7.223cm" svg:y1="13.477cm" svg:x2="7.604cm" svg:y2="13.477cm">
          <text:p/>
        </draw:line>
        <draw:line draw:style-name="gr34" draw:text-style-name="P1" draw:layer="layout" svg:x1="7.604cm" svg:y1="13.446cm" svg:x2="7.604cm" svg:y2="5.445cm">
          <text:p/>
        </draw:line>
        <draw:line draw:style-name="gr33" draw:text-style-name="P1" draw:layer="layout" svg:x1="7.604cm" svg:y1="5.445cm" svg:x2="12.684cm" svg:y2="5.445cm">
          <text:p/>
        </draw:line>
        <draw:line draw:style-name="gr34" draw:text-style-name="P1" draw:layer="layout" svg:x1="7.604cm" svg:y1="7.35cm" svg:x2="1.635cm" svg:y2="7.35cm">
          <text:p/>
        </draw:line>
        <draw:line draw:style-name="gr34" draw:text-style-name="P1" draw:layer="layout" svg:x1="1.635cm" svg:y1="7.35cm" svg:x2="1.635cm" svg:y2="12.049cm">
          <text:p/>
        </draw:line>
        <draw:line draw:style-name="gr33" draw:text-style-name="P1" draw:layer="layout" svg:x1="1.635cm" svg:y1="12.049cm" svg:x2="3.032cm" svg:y2="12.049cm">
          <text:p/>
        </draw:line>
        <draw:line draw:style-name="gr33" draw:text-style-name="P1" draw:layer="layout" svg:x1="2.27cm" svg:y1="10.244cm" svg:x2="3.032cm" svg:y2="10.244cm">
          <text:p/>
        </draw:line>
        <draw:line draw:style-name="gr33" draw:text-style-name="P1" draw:layer="layout" svg:x1="3.794cm" svg:y1="11.16cm" svg:x2="5.318cm" svg:y2="11.16cm">
          <text:p/>
        </draw:line>
        <draw:line draw:style-name="gr34" draw:text-style-name="P1" draw:layer="layout" svg:x1="4.648cm" svg:y1="11.16cm" svg:x2="4.648cm" svg:y2="12.684cm">
          <text:p/>
        </draw:line>
        <draw:line draw:style-name="gr34" draw:text-style-name="P1" draw:layer="layout" svg:x1="1.635cm" svg:y1="12.684cm" svg:x2="4.683cm" svg:y2="12.684cm">
          <text:p/>
        </draw:line>
        <draw:line draw:style-name="gr34" draw:text-style-name="P1" draw:layer="layout" svg:x1="1.635cm" svg:y1="12.684cm" svg:x2="1.635cm" svg:y2="13.192cm">
          <text:p/>
        </draw:line>
        <draw:line draw:style-name="gr33" draw:text-style-name="P1" draw:layer="layout" svg:x1="1.635cm" svg:y1="13.192cm" svg:x2="3.032cm" svg:y2="13.192cm">
          <text:p/>
        </draw:line>
        <draw:line draw:style-name="gr33" draw:text-style-name="P1" draw:layer="layout" svg:x1="2.397cm" svg:y1="15.097cm" svg:x2="3.059cm" svg:y2="15.097cm">
          <text:p/>
        </draw:line>
        <draw:line draw:style-name="gr34" draw:text-style-name="P1" draw:layer="layout" svg:x1="3.794cm" svg:y1="14.081cm" svg:x2="4.048cm" svg:y2="14.081cm">
          <text:p/>
        </draw:line>
        <draw:line draw:style-name="gr33" draw:text-style-name="P1" draw:layer="layout" svg:x1="4.048cm" svg:y1="12.43cm" svg:x2="5.343cm" svg:y2="12.434cm">
          <text:p/>
        </draw:line>
        <draw:line draw:style-name="gr33" draw:text-style-name="P1" draw:layer="layout" svg:x1="4.048cm" svg:y1="14.37cm" svg:x2="5.318cm" svg:y2="14.37cm">
          <text:p/>
        </draw:line>
        <draw:line draw:style-name="gr34" draw:text-style-name="P1" draw:layer="layout" svg:x1="4.048cm" svg:y1="14.335cm" svg:x2="4.048cm" svg:y2="15.224cm">
          <text:p/>
        </draw:line>
        <draw:custom-shape draw:style-name="gr35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4.329cm" svg:y1="11.16cm" svg:x2="4.302cm" svg:y2="14.462cm">
          <text:p/>
        </draw:line>
        <draw:line draw:style-name="gr34" draw:text-style-name="P1" draw:layer="layout" svg:x1="16.24cm" svg:y1="15.986cm" svg:x2="16.24cm" svg:y2="20.05cm">
          <text:p/>
        </draw:line>
        <draw:line draw:style-name="gr34" draw:text-style-name="P1" draw:layer="layout" svg:x1="2.016cm" svg:y1="20.05cm" svg:x2="16.24cm" svg:y2="20.05cm">
          <text:p/>
        </draw:line>
        <draw:line draw:style-name="gr33" draw:text-style-name="P1" draw:layer="layout" svg:x1="1.989cm" svg:y1="20.05cm" svg:x2="1.989cm" svg:y2="15.859cm">
          <text:p/>
        </draw:line>
        <draw:line draw:style-name="gr33" draw:text-style-name="P1" draw:layer="layout" svg:x1="4.075cm" svg:y1="18.38cm" svg:x2="4.075cm" svg:y2="16.856cm">
          <text:p/>
        </draw:line>
        <draw:custom-shape draw:style-name="gr35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224cm" svg:y1="14.208cm" svg:x2="15.224cm" svg:y2="8.62cm">
          <text:p/>
        </draw:line>
        <draw:custom-shape draw:style-name="gr35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304cm" svg:y1="13.954cm" svg:x2="20.304cm" svg:y2="11.16cm">
          <text:p/>
        </draw:line>
        <draw:line draw:style-name="gr34" draw:text-style-name="P1" draw:layer="layout" svg:x1="15.732cm" svg:y1="11.16cm" svg:x2="20.304cm" svg:y2="11.16cm">
          <text:p/>
        </draw:line>
        <draw:line draw:style-name="gr33" draw:text-style-name="P1" draw:layer="layout" svg:x1="15.732cm" svg:y1="11.16cm" svg:x2="15.732cm" svg:y2="8.62cm">
          <text:p/>
        </draw:line>
        <draw:line draw:style-name="gr33" draw:text-style-name="P1" draw:layer="layout" svg:x1="11.006cm" svg:y1="9.128cm" svg:x2="11.006cm" svg:y2="9.763cm">
          <text:p/>
        </draw:line>
        <draw:custom-shape draw:style-name="gr35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494cm" svg:y1="8.366cm" svg:x2="20.812cm" svg:y2="8.366cm">
          <text:p/>
        </draw:line>
        <draw:line draw:style-name="gr34" draw:text-style-name="P1" draw:layer="layout" svg:x1="20.812cm" svg:y1="8.366cm" svg:x2="20.812cm" svg:y2="14.589cm">
          <text:p/>
        </draw:line>
        <draw:line draw:style-name="gr33" draw:text-style-name="P1" draw:layer="layout" svg:x1="20.812cm" svg:y1="14.543cm" svg:x2="23.479cm" svg:y2="14.543cm">
          <text:p/>
        </draw:line>
        <draw:line draw:style-name="gr33" draw:text-style-name="P1" draw:layer="layout" svg:x1="19.161cm" svg:y1="12.049cm" svg:x2="19.161cm" svg:y2="12.938cm">
          <text:p/>
        </draw:line>
        <draw:frame draw:style-name="gr3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37" draw:text-style-name="P7" draw:layer="layout" svg:width="0.76cm" svg:height="0.725cm" svg:x="18.651cm" svg:y="7.15cm">
          <draw:text-box>
            <text:p><text:span text:style-name="T5">rt</text:span></text:p>
          </draw:text-box>
        </draw:frame>
        <draw:frame draw:style-name="gr3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3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37" draw:text-style-name="P7" draw:layer="layout" svg:width="0.76cm" svg:height="0.725cm" svg:x="11.414cm" svg:y="8.493cm">
          <draw:text-box>
            <text:p><text:span text:style-name="T5">rt</text:span></text:p>
          </draw:text-box>
        </draw:frame>
        <draw:frame draw:style-name="gr37" draw:text-style-name="P7" draw:layer="layout" svg:width="0.76cm" svg:height="0.725cm" svg:x="12.686cm" svg:y="10.054cm">
          <draw:text-box>
            <text:p><text:span text:style-name="T5">rt</text:span></text:p>
          </draw:text-box>
        </draw:frame>
        <draw:frame draw:style-name="gr3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39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21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4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4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33" draw:text-style-name="P1" draw:layer="layout" svg:x1="5.953cm" svg:y1="13.446cm" svg:x2="6.461cm" svg:y2="13.446cm">
          <text:p/>
        </draw:line>
        <draw:frame draw:style-name="gr3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4" draw:text-style-name="P1" draw:layer="layout" svg:x1="16.748cm" svg:y1="8.62cm" svg:x2="17.002cm" svg:y2="8.112cm">
          <text:p/>
        </draw:line>
        <draw:frame draw:style-name="gr3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4" draw:text-style-name="P1" draw:layer="layout" svg:x1="11.287cm" svg:y1="5.699cm" svg:x2="11.541cm" svg:y2="5.191cm">
          <text:p/>
        </draw:line>
        <draw:frame draw:style-name="gr43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" draw:layer="layout" svg:x1="22.971cm" svg:y1="8.62cm" svg:x2="22.971cm" svg:y2="9.382cm">
          <text:p/>
        </draw:line>
        <draw:line draw:style-name="gr33" draw:text-style-name="P1" draw:layer="layout" svg:x1="23.479cm" svg:y1="8.62cm" svg:x2="23.479cm" svg:y2="9.382cm">
          <text:p/>
        </draw:line>
        <draw:line draw:style-name="gr33" draw:text-style-name="P1" draw:layer="layout" svg:x1="23.987cm" svg:y1="8.62cm" svg:x2="23.987cm" svg:y2="9.382cm">
          <text:p/>
        </draw:line>
        <draw:line draw:style-name="gr33" draw:text-style-name="P1" draw:layer="layout" svg:x1="24.495cm" svg:y1="8.62cm" svg:x2="24.495cm" svg:y2="9.382cm">
          <text:p/>
        </draw:line>
        <draw:line draw:style-name="gr33" draw:text-style-name="P1" draw:layer="layout" svg:x1="25.003cm" svg:y1="8.62cm" svg:x2="25.003cm" svg:y2="9.382cm">
          <text:p/>
        </draw:line>
        <draw:line draw:style-name="gr33" draw:text-style-name="P1" draw:layer="layout" svg:x1="25.511cm" svg:y1="8.62cm" svg:x2="25.511cm" svg:y2="9.382cm">
          <text:p/>
        </draw:line>
        <draw:line draw:style-name="gr33" draw:text-style-name="P1" draw:layer="layout" svg:x1="26.019cm" svg:y1="8.62cm" svg:x2="26.019cm" svg:y2="9.382cm">
          <text:p/>
        </draw:line>
        <draw:line draw:style-name="gr33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33" draw:text-style-name="P1" draw:layer="layout" svg:x1="6.334cm" svg:y1="20.812cm" svg:x2="6.334cm" svg:y2="18.78cm">
          <text:p/>
        </draw:line>
        <draw:frame draw:style-name="gr3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4" draw:text-style-name="P1" draw:layer="layout" svg:x1="4.048cm" svg:y1="12.43cm" svg:x2="4.048cm" svg:y2="14.081cm">
          <text:p/>
        </draw:line>
        <draw:custom-shape draw:style-name="gr45" draw:text-style-name="P6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46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7" draw:text-style-name="P1" draw:layer="layout" svg:x1="9.482cm" svg:y1="3.032cm" svg:x2="9.482cm" svg:y2="2.397cm">
            <text:p/>
          </draw:line>
          <draw:frame draw:style-name="gr8" draw:text-style-name="P4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10" draw:text-style-name="P4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25.384cm" svg:y1="1.762cm" svg:x2="16.494cm" svg:y2="1.762cm">
          <text:p/>
        </draw:line>
        <draw:line draw:style-name="gr33" draw:text-style-name="P1" draw:layer="layout" svg:x1="24.622cm" svg:y1="2.143cm" svg:x2="16.494cm" svg:y2="2.143cm">
          <text:p/>
        </draw:line>
        <draw:line draw:style-name="gr34" draw:text-style-name="P1" draw:layer="layout" svg:x1="24.622cm" svg:y1="2.143cm" svg:x2="24.622cm" svg:y2="4.81cm">
          <text:p/>
        </draw:line>
        <draw:line draw:style-name="gr34" draw:text-style-name="P1" draw:layer="layout" svg:x1="25.384cm" svg:y1="1.762cm" svg:x2="25.384cm" svg:y2="4.81cm">
          <text:p/>
        </draw:line>
        <draw:line draw:style-name="gr33" draw:text-style-name="P1" draw:layer="layout" svg:x1="13.065cm" svg:y1="3.286cm" svg:x2="13.065cm" svg:y2="4.81cm">
          <text:p/>
        </draw:line>
        <draw:line draw:style-name="gr33" draw:text-style-name="P1" draw:layer="layout" svg:x1="13.446cm" svg:y1="3.286cm" svg:x2="13.446cm" svg:y2="4.81cm">
          <text:p/>
        </draw:line>
        <draw:line draw:style-name="gr33" draw:text-style-name="P1" draw:layer="layout" svg:x1="13.832cm" svg:y1="3.286cm" svg:x2="13.832cm" svg:y2="4.81cm">
          <text:p/>
        </draw:line>
        <draw:line draw:style-name="gr33" draw:text-style-name="P1" draw:layer="layout" svg:x1="15.224cm" svg:y1="4.81cm" svg:x2="15.224cm" svg:y2="3.286cm">
          <text:p/>
        </draw:line>
        <draw:line draw:style-name="gr33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47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47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33" draw:text-style-name="P1" draw:layer="layout" svg:x1="5.645cm" svg:y1="20.939cm" svg:x2="5.645cm" svg:y2="18.78cm">
          <text:p/>
        </draw:line>
        <draw:line draw:style-name="gr34" draw:text-style-name="P1" draw:layer="layout" svg:x1="6.334cm" svg:y1="20.812cm" svg:x2="19.288cm" svg:y2="20.812cm">
          <text:p/>
        </draw:line>
        <draw:line draw:style-name="gr34" draw:text-style-name="P1" draw:layer="layout" svg:x1="19.288cm" svg:y1="14.97cm" svg:x2="19.288cm" svg:y2="20.812cm">
          <text:p/>
        </draw:line>
        <draw:line draw:style-name="gr33" draw:text-style-name="P1" draw:layer="layout" svg:x1="5.699cm" svg:y1="17.129cm" svg:x2="5.699cm" svg:y2="15.859cm">
          <text:p/>
        </draw:line>
        <draw:custom-shape draw:style-name="gr35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13.065cm" svg:x2="17.891cm" svg:y2="20.431cm">
          <text:p/>
        </draw:line>
        <draw:line draw:style-name="gr34" draw:text-style-name="P1" draw:layer="layout" svg:x1="4.81cm" svg:y1="20.458cm" svg:x2="17.891cm" svg:y2="20.458cm">
          <text:p/>
        </draw:line>
        <draw:line draw:style-name="gr34" draw:text-style-name="P1" draw:layer="layout" svg:x1="4.81cm" svg:y1="20.431cm" svg:x2="4.81cm" svg:y2="16.113cm">
          <text:p/>
        </draw:line>
        <draw:line draw:style-name="gr33" draw:text-style-name="P1" draw:layer="layout" svg:x1="4.81cm" svg:y1="16.113cm" svg:x2="5.445cm" svg:y2="16.113cm">
          <text:p/>
        </draw:line>
        <draw:custom-shape draw:style-name="gr35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2.59cm" svg:y1="15.732cm" svg:x2="23.479cm" svg:y2="15.732cm">
          <text:p/>
        </draw:line>
        <draw:custom-shape draw:style-name="gr35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145cm" svg:y1="14.97cm" svg:x2="18.145cm" svg:y2="15.224cm">
          <text:p/>
        </draw:line>
        <draw:line draw:style-name="gr33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33" draw:text-style-name="P1" draw:layer="layout" svg:x1="26.654cm" svg:y1="5.445cm" svg:x2="27.924cm" svg:y2="5.445cm">
          <text:p/>
        </draw:line>
        <draw:line draw:style-name="gr33" draw:text-style-name="P1" draw:layer="layout" svg:x1="26.654cm" svg:y1="6.645cm" svg:x2="27.924cm" svg:y2="6.645cm">
          <text:p/>
        </draw:line>
        <draw:frame draw:style-name="gr4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33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7" draw:text-style-name="P1" draw:layer="layout" svg:x1="6.254cm" svg:y1="14.462cm" svg:x2="6.254cm" svg:y2="13.827cm">
            <text:p/>
          </draw:line>
          <draw:frame draw:style-name="gr48" draw:text-style-name="P4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10" draw:text-style-name="P4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6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33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3">npc</text:span></text:p>
          </draw:text-box>
        </draw:frame>
      </draw:page>
      <draw:page draw:name="page4" draw:style-name="dp1" draw:master-page-name="Default">
        <draw:g>
          <draw:custom-shape draw:style-name="gr49" draw:text-style-name="P3" draw:layer="layout" svg:width="0.889cm" svg:height="12.7cm" svg:x="8.112cm" svg:y="3.9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7" draw:text-style-name="P1" draw:layer="layout" svg:x1="7.985cm" svg:y1="16.367cm" svg:x2="7.985cm" svg:y2="15.732cm">
            <text:p/>
          </draw:line>
          <draw:frame draw:style-name="gr8" draw:text-style-name="P4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10" draw:text-style-name="P4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13.319cm" svg:y="3.921cm">
            <text:p text:style-name="P1"><text:span text:style-name="T2">ID</text:span></text:p>
            <text:p text:style-name="P1"><text:span text:style-name="T2">/</text:span></text:p>
            <text:p text:style-name="P1"><text:span text:style-name="T2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7" draw:text-style-name="P1" draw:layer="layout" svg:x1="13.192cm" svg:y1="16.367cm" svg:x2="13.192cm" svg:y2="15.732cm">
            <text:p/>
          </draw:line>
          <draw:frame draw:style-name="gr8" draw:text-style-name="P4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10" draw:text-style-name="P4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0.558cm" svg:y="3.921cm">
            <text:p text:style-name="P1"><text:span text:style-name="T2">EX</text:span></text:p>
            <text:p text:style-name="P1"><text:span text:style-name="T2">/</text:span></text:p>
            <text:p text:style-name="P1"><text:span text:style-name="T2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7" draw:text-style-name="P1" draw:layer="layout" svg:x1="20.431cm" svg:y1="16.367cm" svg:x2="20.431cm" svg:y2="15.732cm">
            <text:p/>
          </draw:line>
          <draw:frame draw:style-name="gr8" draw:text-style-name="P4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10" draw:text-style-name="P4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49" draw:text-style-name="P3" draw:layer="layout" svg:width="0.889cm" svg:height="12.7cm" svg:x="25.384cm" svg:y="3.921cm">
            <text:p text:style-name="P1"><text:span text:style-name="T2">MM</text:span></text:p>
            <text:p text:style-name="P1"><text:span text:style-name="T2">/</text:span></text:p>
            <text:p text:style-name="P1"><text:span text:style-name="T2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7" draw:text-style-name="P1" draw:layer="layout" svg:x1="25.257cm" svg:y1="16.367cm" svg:x2="25.257cm" svg:y2="15.732cm">
            <text:p/>
          </draw:line>
          <draw:frame draw:style-name="gr8" draw:text-style-name="P4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10" draw:text-style-name="P4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3.173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10.029cm" svg:x2="7.077cm" svg:y2="10.029cm">
          <text:p/>
        </draw:line>
        <draw:line draw:style-name="gr34" draw:text-style-name="P1" draw:layer="layout" svg:x1="7.077cm" svg:y1="3.902cm" svg:x2="1.108cm" svg:y2="3.902cm">
          <text:p/>
        </draw:line>
        <draw:line draw:style-name="gr34" draw:text-style-name="P1" draw:layer="layout" svg:x1="1.108cm" svg:y1="3.902cm" svg:x2="1.108cm" svg:y2="4.902cm">
          <text:p/>
        </draw:line>
        <draw:line draw:style-name="gr33" draw:text-style-name="P1" draw:layer="layout" svg:x1="1.127cm" svg:y1="4.902cm" svg:x2="2.524cm" svg:y2="4.902cm">
          <text:p/>
        </draw:line>
        <draw:line draw:style-name="gr33" draw:text-style-name="P1" draw:layer="layout" svg:x1="1.743cm" svg:y1="6.796cm" svg:x2="2.505cm" svg:y2="6.796cm">
          <text:p/>
        </draw:line>
        <draw:line draw:style-name="gr33" draw:text-style-name="P1" draw:layer="layout" svg:x1="3.54cm" svg:y1="7.35cm" svg:x2="4.81cm" svg:y2="7.35cm">
          <text:p/>
        </draw:line>
        <draw:line draw:style-name="gr34" draw:text-style-name="P1" draw:layer="layout" svg:x1="3.54cm" svg:y1="5.791cm" svg:x2="3.54cm" svg:y2="7.35cm">
          <text:p/>
        </draw:line>
        <draw:line draw:style-name="gr34" draw:text-style-name="P1" draw:layer="layout" svg:x1="3.286cm" svg:y1="5.791cm" svg:x2="3.54cm" svg:y2="5.791cm">
          <text:p/>
        </draw:line>
        <draw:line draw:style-name="gr33" draw:text-style-name="P1" draw:layer="layout" svg:x1="3.54cm" svg:y1="9.001cm" svg:x2="4.81cm" svg:y2="9.001cm">
          <text:p/>
        </draw:line>
        <draw:line draw:style-name="gr33" draw:text-style-name="P1" draw:layer="layout" svg:x1="3.54cm" svg:y1="10.652cm" svg:x2="4.81cm" svg:y2="10.652cm">
          <text:p/>
        </draw:line>
        <draw:custom-shape draw:style-name="gr35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50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33" draw:text-style-name="P1" draw:layer="layout" svg:x1="5.426cm" svg:y1="9.998cm" svg:x2="5.934cm" svg:y2="9.998cm">
          <text:p/>
        </draw:line>
        <draw:line draw:style-name="gr33" draw:text-style-name="P1" draw:layer="layout" svg:x1="5.191cm" svg:y1="2.27cm" svg:x2="5.191cm" svg:y2="7.35cm">
          <text:p/>
        </draw:line>
        <draw:line draw:style-name="gr33" draw:text-style-name="P1" draw:layer="layout" svg:x1="3.54cm" svg:y1="12.43cm" svg:x2="4.81cm" svg:y2="12.43cm">
          <text:p/>
        </draw:line>
        <draw:custom-shape draw:style-name="gr35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461cm" svg:y1="2.778cm" svg:x2="6.461cm" svg:y2="8.62cm">
          <text:p/>
        </draw:line>
        <draw:frame draw:style-name="gr51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7" draw:text-style-name="P1" draw:layer="layout" svg:x1="5.727cm" svg:y1="11.014cm" svg:x2="5.727cm" svg:y2="10.379cm">
            <text:p/>
          </draw:line>
          <draw:frame draw:style-name="gr48" draw:text-style-name="P4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10" draw:text-style-name="P4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791cm" svg:x2="8.112cm" svg:y2="5.791cm">
          <text:p/>
        </draw:line>
        <draw:frame draw:style-name="gr52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53" draw:text-style-name="P3" draw:layer="layout" svg:width="18.796cm" svg:height="1.905cm" svg:x="6.08cm" svg:y="19.415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7" draw:text-style-name="P1" draw:layer="layout" svg:x1="5.953cm" svg:y1="21.066cm" svg:x2="5.953cm" svg:y2="20.431cm">
            <text:p/>
          </draw:line>
          <draw:frame draw:style-name="gr8" draw:text-style-name="P4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10" draw:text-style-name="P4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2.395cm" svg:x2="6.461cm" svg:y2="19.415cm">
          <text:p/>
        </draw:line>
        <draw:line draw:style-name="gr34" draw:text-style-name="P1" draw:layer="layout" svg:x1="7.096cm" svg:y1="3.886cm" svg:x2="7.096cm" svg:y2="12.395cm">
          <text:p/>
        </draw:line>
        <draw:line draw:style-name="gr34" draw:text-style-name="P1" draw:layer="layout" svg:x1="6.461cm" svg:y1="12.395cm" svg:x2="7.096cm" svg:y2="12.395cm">
          <text:p/>
        </draw:line>
        <draw:line draw:style-name="gr33" draw:text-style-name="P1" draw:layer="layout" svg:x1="6.842cm" svg:y1="12.938cm" svg:x2="8.112cm" svg:y2="12.938cm">
          <text:p/>
        </draw:line>
        <draw:line draw:style-name="gr34" draw:text-style-name="P1" draw:layer="layout" svg:x1="6.842cm" svg:y1="12.938cm" svg:x2="6.842cm" svg:y2="19.415cm">
          <text:p/>
        </draw:line>
        <draw:g>
          <draw:custom-shape draw:style-name="gr54" draw:text-style-name="P3" draw:layer="layout" svg:width="2.469cm" svg:height="3.81cm" svg:x="10.065cm" svg:y="9.8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7" draw:text-style-name="P1" draw:layer="layout" svg:x1="9.994cm" svg:y1="12.935cm" svg:x2="9.994cm" svg:y2="13.697cm">
            <text:p/>
          </draw:line>
          <draw:frame draw:style-name="gr8" draw:text-style-name="P4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10" draw:text-style-name="P4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55" draw:text-style-name="P3" draw:layer="layout" svg:width="1.651cm" svg:height="3.81cm" svg:x="10.017cm" svg:y="5.318cm"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56" draw:text-style-name="P3" draw:layer="layout" svg:width="4.318cm" svg:height="2.032cm" svg:x="8.62cm" svg:y="1.254cm">
          <text:p text:style-name="P1"><text:span text:style-name="T2">Hazard</text:span></text:p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969cm" svg:x2="10.017cm" svg:y2="6.969cm">
          <text:p/>
        </draw:line>
        <draw:line draw:style-name="gr33" draw:text-style-name="P1" draw:layer="layout" svg:x1="9.001cm" svg:y1="11.477cm" svg:x2="10.017cm" svg:y2="11.477cm">
          <text:p/>
        </draw:line>
        <draw:custom-shape draw:style-name="gr35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541cm" svg:x2="9.382cm" svg:y2="3.286cm">
          <text:p/>
        </draw:line>
        <draw:custom-shape draw:style-name="gr35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906cm" svg:x2="10.017cm" svg:y2="10.906cm">
          <text:p/>
        </draw:line>
        <draw:custom-shape draw:style-name="gr35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2.049cm" svg:x2="10.017cm" svg:y2="12.049cm">
          <text:p/>
        </draw:line>
        <draw:line draw:style-name="gr34" draw:text-style-name="P1" draw:layer="layout" svg:x1="9.128cm" svg:y1="12.049cm" svg:x2="9.128cm" svg:y2="19.034cm">
          <text:p/>
        </draw:line>
        <draw:line draw:style-name="gr33" draw:text-style-name="P1" draw:layer="layout" svg:x1="12.557cm" svg:y1="10.779cm" svg:x2="13.319cm" svg:y2="10.779cm">
          <text:p/>
        </draw:line>
        <draw:line draw:style-name="gr33" draw:text-style-name="P1" draw:layer="layout" svg:x1="12.557cm" svg:y1="11.414cm" svg:x2="13.319cm" svg:y2="11.414cm">
          <text:p/>
        </draw:line>
        <draw:g>
          <draw:custom-shape draw:style-name="gr27" draw:text-style-name="P6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1.668cm" svg:y1="6.18cm" svg:x2="12.176cm" svg:y2="6.18cm">
          <text:p/>
        </draw:line>
        <draw:line draw:style-name="gr33" draw:text-style-name="P1" draw:layer="layout" svg:x1="12.811cm" svg:y1="5.245cm" svg:x2="13.319cm" svg:y2="5.245cm">
          <text:p/>
        </draw:line>
        <draw:line draw:style-name="gr33" draw:text-style-name="P1" draw:layer="layout" svg:x1="11.414cm" svg:y1="4.583cm" svg:x2="12.176cm" svg:y2="4.583cm">
          <text:p/>
        </draw:line>
        <draw:frame draw:style-name="gr21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33" draw:text-style-name="P1" draw:layer="layout" svg:x1="12.43cm" svg:y1="3.286cm" svg:x2="12.43cm" svg:y2="4.302cm">
          <text:p/>
        </draw:line>
        <draw:custom-shape draw:style-name="gr35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9.255cm" svg:x2="13.319cm" svg:y2="9.255cm">
          <text:p/>
        </draw:line>
        <draw:g>
          <draw:custom-shape draw:style-name="gr27" draw:text-style-name="P6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4.208cm" svg:y1="12.008cm" svg:x2="15.224cm" svg:y2="12.008cm">
          <text:p/>
        </draw:line>
        <draw:line draw:style-name="gr33" draw:text-style-name="P1" draw:layer="layout" svg:x1="14.208cm" svg:y1="8.66cm" svg:x2="16.748cm" svg:y2="8.66cm">
          <text:p/>
        </draw:line>
        <draw:line draw:style-name="gr33" draw:text-style-name="P1" draw:layer="layout" svg:x1="14.208cm" svg:y1="7.517cm" svg:x2="17.637cm" svg:y2="7.517cm">
          <text:p/>
        </draw:line>
        <draw:line draw:style-name="gr33" draw:text-style-name="P1" draw:layer="layout" svg:x1="15.986cm" svg:y1="11.033cm" svg:x2="18.018cm" svg:y2="11.033cm">
          <text:p/>
        </draw:line>
        <draw:line draw:style-name="gr33" draw:text-style-name="P1" draw:layer="layout" svg:x1="18.399cm" svg:y1="13.573cm" svg:x2="18.399cm" svg:y2="11.16cm">
          <text:p/>
        </draw:line>
        <draw:line draw:style-name="gr33" draw:text-style-name="P1" draw:layer="layout" svg:x1="15.994cm" svg:y1="9.255cm" svg:x2="16.648cm" svg:y2="9.255cm">
          <text:p/>
        </draw:line>
        <draw:line draw:style-name="gr33" draw:text-style-name="P1" draw:layer="layout" svg:x1="15.605cm" svg:y1="13.065cm" svg:x2="15.605cm" svg:y2="12.303cm">
          <text:p/>
        </draw:line>
        <draw:line draw:style-name="gr34" draw:text-style-name="P1" draw:layer="layout" svg:x1="14.843cm" svg:y1="8.941cm" svg:x2="15.097cm" svg:y2="8.433cm">
          <text:p/>
        </draw:line>
        <draw:line draw:style-name="gr34" draw:text-style-name="P1" draw:layer="layout" svg:x1="14.843cm" svg:y1="7.771cm" svg:x2="15.097cm" svg:y2="7.263cm">
          <text:p/>
        </draw:line>
        <draw:line draw:style-name="gr33" draw:text-style-name="P1" draw:layer="layout" svg:x1="19.669cm" svg:y1="5.191cm" svg:x2="19.669cm" svg:y2="7.223cm">
          <text:p/>
        </draw:line>
        <draw:frame draw:style-name="gr36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36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36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36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36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36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36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4" draw:text-style-name="P1" draw:layer="layout" svg:x1="14.208cm" svg:y1="13.065cm" svg:x2="15.605cm" svg:y2="13.065cm">
          <text:p/>
        </draw:line>
        <draw:line draw:style-name="gr33" draw:text-style-name="P1" draw:layer="layout" svg:x1="9.382cm" svg:y1="12.557cm" svg:x2="10.017cm" svg:y2="12.535cm">
          <text:p/>
        </draw:line>
        <draw:line draw:style-name="gr34" draw:text-style-name="P1" draw:layer="layout" svg:x1="14.208cm" svg:y1="13.573cm" svg:x2="18.399cm" svg:y2="13.573cm">
          <text:p/>
        </draw:line>
        <draw:custom-shape draw:style-name="gr58" draw:text-style-name="P3" draw:layer="layout" svg:width="2.921cm" svg:height="2.032cm" svg:x="16.367cm" svg:y="16.494cm">
          <text:p text:style-name="P1"><text:span text:style-name="T2">Forwarding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557cm" svg:x2="9.382cm" svg:y2="18.78cm">
          <text:p/>
        </draw:line>
        <draw:line draw:style-name="gr33" draw:text-style-name="P1" draw:layer="layout" svg:x1="20.05cm" svg:y1="8.139cm" svg:x2="20.558cm" svg:y2="8.139cm">
          <text:p/>
        </draw:line>
        <draw:g>
          <draw:custom-shape draw:style-name="gr27" draw:text-style-name="P6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8.018cm" svg:y1="8.366cm" svg:x2="18.018cm" svg:y2="7.604cm">
          <text:p/>
        </draw:line>
        <draw:line draw:style-name="gr33" draw:text-style-name="P1" draw:layer="layout" svg:x1="17.029cm" svg:y1="7.985cm" svg:x2="17.029cm" svg:y2="8.62cm">
          <text:p/>
        </draw:line>
        <draw:line draw:style-name="gr33" draw:text-style-name="P1" draw:layer="layout" svg:x1="17.383cm" svg:y1="16.494cm" svg:x2="17.383cm" svg:y2="15.732cm">
          <text:p/>
        </draw:line>
        <draw:line draw:style-name="gr33" draw:text-style-name="P1" draw:layer="layout" svg:x1="18.018cm" svg:y1="16.494cm" svg:x2="18.018cm" svg:y2="15.732cm">
          <text:p/>
        </draw:line>
        <draw:line draw:style-name="gr33" draw:text-style-name="P1" draw:layer="layout" svg:x1="15.859cm" svg:y1="6.601cm" svg:x2="17.637cm" svg:y2="6.601cm">
          <text:p/>
        </draw:line>
        <draw:line draw:style-name="gr33" draw:text-style-name="P1" draw:layer="layout" svg:x1="16.113cm" svg:y1="5.699cm" svg:x2="17.637cm" svg:y2="5.699cm">
          <text:p/>
        </draw:line>
        <draw:line draw:style-name="gr34" draw:text-style-name="P1" draw:layer="layout" svg:x1="15.759cm" svg:y1="3.286cm" svg:x2="15.759cm" svg:y2="9.763cm">
          <text:p/>
        </draw:line>
        <draw:line draw:style-name="gr34" draw:text-style-name="P1" draw:layer="layout" svg:x1="16.013cm" svg:y1="3.54cm" svg:x2="16.013cm" svg:y2="9.255cm">
          <text:p/>
        </draw:line>
        <draw:line draw:style-name="gr33" draw:text-style-name="P1" draw:layer="layout" svg:x1="14.208cm" svg:y1="13.954cm" svg:x2="20.558cm" svg:y2="13.954cm">
          <text:p/>
        </draw:line>
        <draw:line draw:style-name="gr33" draw:text-style-name="P1" draw:layer="layout" svg:x1="15.759cm" svg:y1="9.763cm" svg:x2="16.648cm" svg:y2="9.763cm">
          <text:p/>
        </draw:line>
        <draw:line draw:style-name="gr34" draw:text-style-name="P1" draw:layer="layout" svg:x1="18.762cm" svg:y1="6.588cm" svg:x2="18.762cm" svg:y2="7.35cm">
          <text:p/>
        </draw:line>
        <draw:line draw:style-name="gr33" draw:text-style-name="P1" draw:layer="layout" svg:x1="18.78cm" svg:y1="7.35cm" svg:x2="19.288cm" svg:y2="7.35cm">
          <text:p/>
        </draw:line>
        <draw:line draw:style-name="gr34" draw:text-style-name="P1" draw:layer="layout" svg:x1="18.653cm" svg:y1="10.144cm" svg:x2="18.78cm" svg:y2="10.144cm">
          <text:p/>
        </draw:line>
        <draw:line draw:style-name="gr34" draw:text-style-name="P1" draw:layer="layout" svg:x1="18.78cm" svg:y1="9.255cm" svg:x2="18.78cm" svg:y2="10.144cm">
          <text:p/>
        </draw:line>
        <draw:line draw:style-name="gr33" draw:text-style-name="P1" draw:layer="layout" svg:x1="18.78cm" svg:y1="9.255cm" svg:x2="19.288cm" svg:y2="9.255cm">
          <text:p/>
        </draw:line>
        <draw:line draw:style-name="gr34" draw:text-style-name="P1" draw:layer="layout" svg:x1="14.208cm" svg:y1="5.191cm" svg:x2="19.669cm" svg:y2="5.191cm">
          <text:p/>
        </draw:line>
        <draw:custom-shape draw:style-name="gr35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7.383cm" svg:y1="9.382cm" svg:x2="18.018cm" svg:y2="9.382cm">
          <text:p/>
        </draw:line>
        <draw:line draw:style-name="gr34" draw:text-style-name="P1" draw:layer="layout" svg:x1="17.41cm" svg:y1="9.382cm" svg:x2="17.41cm" svg:y2="12.303cm">
          <text:p/>
        </draw:line>
        <draw:line draw:style-name="gr33" draw:text-style-name="P1" draw:layer="layout" svg:x1="17.383cm" svg:y1="12.303cm" svg:x2="20.558cm" svg:y2="12.303cm">
          <text:p/>
        </draw:line>
        <draw:custom-shape draw:style-name="gr35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6.494cm" svg:y1="14.589cm" svg:x2="20.558cm" svg:y2="14.589cm">
          <text:p/>
        </draw:line>
        <draw:line draw:style-name="gr33" draw:text-style-name="P1" draw:layer="layout" svg:x1="15.478cm" svg:y1="17.51cm" svg:x2="16.367cm" svg:y2="17.51cm">
          <text:p/>
        </draw:line>
        <draw:line draw:style-name="gr33" draw:text-style-name="P1" draw:layer="layout" svg:x1="14.97cm" svg:y1="18.018cm" svg:x2="16.367cm" svg:y2="18.018cm">
          <text:p/>
        </draw:line>
        <draw:line draw:style-name="gr34" draw:text-style-name="P1" draw:layer="layout" svg:x1="14.208cm" svg:y1="16.24cm" svg:x2="14.97cm" svg:y2="16.24cm">
          <text:p/>
        </draw:line>
        <draw:line draw:style-name="gr34" draw:text-style-name="P1" draw:layer="layout" svg:x1="14.208cm" svg:y1="15.859cm" svg:x2="15.478cm" svg:y2="15.859cm">
          <text:p/>
        </draw:line>
        <draw:line draw:style-name="gr34" draw:text-style-name="P1" draw:layer="layout" svg:x1="14.97cm" svg:y1="16.24cm" svg:x2="14.97cm" svg:y2="18.018cm">
          <text:p/>
        </draw:line>
        <draw:line draw:style-name="gr34" draw:text-style-name="P1" draw:layer="layout" svg:x1="15.478cm" svg:y1="15.859cm" svg:x2="15.478cm" svg:y2="17.51cm">
          <text:p/>
        </draw:line>
        <draw:line draw:style-name="gr33" draw:text-style-name="P1" draw:layer="layout" svg:x1="22.209cm" svg:y1="17.51cm" svg:x2="19.288cm" svg:y2="17.51cm">
          <text:p/>
        </draw:line>
        <draw:line draw:style-name="gr33" draw:text-style-name="P1" draw:layer="layout" svg:x1="27.543cm" svg:y1="18.018cm" svg:x2="19.288cm" svg:y2="18.018cm">
          <text:p/>
        </draw:line>
        <draw:line draw:style-name="gr33" draw:text-style-name="P1" draw:layer="layout" svg:x1="21.447cm" svg:y1="14.589cm" svg:x2="25.384cm" svg:y2="14.589cm">
          <text:p/>
        </draw:line>
        <draw:line draw:style-name="gr33" draw:text-style-name="P1" draw:layer="layout" svg:x1="22.59cm" svg:y1="12.303cm" svg:x2="22.59cm" svg:y2="19.415cm">
          <text:p/>
        </draw:line>
        <draw:line draw:style-name="gr33" draw:text-style-name="P1" draw:layer="layout" svg:x1="24.114cm" svg:y1="3.54cm" svg:x2="24.114cm" svg:y2="19.415cm">
          <text:p/>
        </draw:line>
        <draw:line draw:style-name="gr34" draw:text-style-name="P1" draw:layer="layout" svg:x1="21.447cm" svg:y1="8.112cm" svg:x2="24.114cm" svg:y2="8.112cm">
          <text:p/>
        </draw:line>
        <draw:line draw:style-name="gr34" draw:text-style-name="P1" draw:layer="layout" svg:x1="22.209cm" svg:y1="14.589cm" svg:x2="22.209cm" svg:y2="17.51cm">
          <text:p/>
        </draw:line>
        <draw:line draw:style-name="gr33" draw:text-style-name="P1" draw:layer="layout" svg:x1="24.114cm" svg:y1="8.112cm" svg:x2="25.384cm" svg:y2="8.112cm">
          <text:p/>
        </draw:line>
        <draw:line draw:style-name="gr34" draw:text-style-name="P1" draw:layer="layout" svg:x1="24.495cm" svg:y1="9.89cm" svg:x2="24.495cm" svg:y2="19.415cm">
          <text:p/>
        </draw:line>
        <draw:custom-shape draw:style-name="gr35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4.495cm" svg:y1="9.89cm" svg:x2="25.384cm" svg:y2="9.89cm">
          <text:p/>
        </draw:line>
        <draw:line draw:style-name="gr33" draw:text-style-name="P1" draw:layer="layout" svg:x1="26.273cm" svg:y1="8.112cm" svg:x2="27.162cm" svg:y2="8.112cm">
          <text:p/>
        </draw:line>
        <draw:line draw:style-name="gr33" draw:text-style-name="P1" draw:layer="layout" svg:x1="26.273cm" svg:y1="9.89cm" svg:x2="27.162cm" svg:y2="9.89cm">
          <text:p/>
        </draw:line>
        <draw:g>
          <draw:custom-shape draw:style-name="gr59" draw:text-style-name="P6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19.034cm" svg:x2="28.178cm" svg:y2="19.034cm">
          <text:p/>
        </draw:line>
        <draw:line draw:style-name="gr34" draw:text-style-name="P1" draw:layer="layout" svg:x1="9.382cm" svg:y1="18.78cm" svg:x2="21.32cm" svg:y2="18.78cm">
          <text:p/>
        </draw:line>
        <draw:line draw:style-name="gr34" draw:text-style-name="P1" draw:layer="layout" svg:x1="21.32cm" svg:y1="18.018cm" svg:x2="21.32cm" svg:y2="18.78cm">
          <text:p/>
        </draw:line>
        <draw:custom-shape draw:style-name="gr35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7.824cm" svg:y1="9.382cm" svg:x2="28.205cm" svg:y2="9.382cm">
          <text:p/>
        </draw:line>
        <draw:line draw:style-name="gr34" draw:text-style-name="P1" draw:layer="layout" svg:x1="28.178cm" svg:y1="3.286cm" svg:x2="28.178cm" svg:y2="19.034cm">
          <text:p/>
        </draw:line>
        <draw:line draw:style-name="gr34" draw:text-style-name="P1" draw:layer="layout" svg:x1="26.273cm" svg:y1="14.589cm" svg:x2="27.543cm" svg:y2="14.589cm">
          <text:p/>
        </draw:line>
        <draw:line draw:style-name="gr34" draw:text-style-name="P1" draw:layer="layout" svg:x1="27.543cm" svg:y1="14.589cm" svg:x2="27.543cm" svg:y2="18.018cm">
          <text:p/>
        </draw:line>
        <draw:custom-shape draw:style-name="gr35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5.986cm" svg:y1="3.54cm" svg:x2="24.114cm" svg:y2="3.54cm">
          <text:p/>
        </draw:line>
        <draw:line draw:style-name="gr34" draw:text-style-name="P1" draw:layer="layout" svg:x1="15.732cm" svg:y1="3.286cm" svg:x2="28.178cm" svg:y2="3.286cm">
          <text:p/>
        </draw:line>
        <draw:custom-shape draw:style-name="gr35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4" draw:text-style-name="P1" draw:layer="layout" svg:x1="6.461cm" svg:y1="2.778cm" svg:x2="8.62cm" svg:y2="2.778cm">
          <text:p/>
        </draw:line>
        <draw:line draw:style-name="gr33" draw:text-style-name="P1" draw:layer="layout" svg:x1="7.477cm" svg:y1="15.097cm" svg:x2="8.112cm" svg:y2="15.097cm">
          <text:p/>
        </draw:line>
        <draw:line draw:style-name="gr33" draw:text-style-name="P1" draw:layer="layout" svg:x1="12.684cm" svg:y1="15.097cm" svg:x2="13.319cm" svg:y2="15.097cm">
          <text:p/>
        </draw:line>
        <draw:line draw:style-name="gr33" draw:text-style-name="P1" draw:layer="layout" svg:x1="19.923cm" svg:y1="15.097cm" svg:x2="20.558cm" svg:y2="15.097cm">
          <text:p/>
        </draw:line>
        <draw:line draw:style-name="gr33" draw:text-style-name="P1" draw:layer="layout" svg:x1="24.749cm" svg:y1="15.097cm" svg:x2="25.384cm" svg:y2="15.097cm">
          <text:p/>
        </draw:line>
        <draw:frame draw:style-name="gr51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51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6.113cm" svg:y1="13.954cm" svg:x2="16.113cm" svg:y2="14.589cm">
          <text:p/>
        </draw:line>
        <draw:custom-shape draw:style-name="gr35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8.747cm" svg:y1="3.286cm" svg:x2="8.747cm" svg:y2="3.921cm">
          <text:p/>
        </draw:line>
        <draw:line draw:style-name="gr34" draw:text-style-name="P1" draw:layer="layout" svg:x1="8.366cm" svg:y1="3.159cm" svg:x2="8.62cm" svg:y2="3.159cm">
          <text:p/>
        </draw:line>
        <draw:line draw:style-name="gr33" draw:text-style-name="P1" draw:layer="layout" svg:x1="13.7cm" svg:y1="3.159cm" svg:x2="13.7cm" svg:y2="3.921cm">
          <text:p/>
        </draw:line>
        <draw:line draw:style-name="gr34" draw:text-style-name="P1" draw:layer="layout" svg:x1="12.938cm" svg:y1="3.159cm" svg:x2="13.7cm" svg:y2="3.159cm">
          <text:p/>
        </draw:line>
        <draw:line draw:style-name="gr34" draw:text-style-name="P1" draw:layer="layout" svg:x1="13.954cm" svg:y1="2.778cm" svg:x2="13.954cm" svg:y2="3.921cm">
          <text:p/>
        </draw:line>
        <draw:line draw:style-name="gr33" draw:text-style-name="P1" draw:layer="layout" svg:x1="13.954cm" svg:y1="2.778cm" svg:x2="12.938cm" svg:y2="2.778cm">
          <text:p/>
        </draw:line>
        <draw:line draw:style-name="gr33" draw:text-style-name="P1" draw:layer="layout" svg:x1="22.082cm" svg:y1="2.397cm" svg:x2="12.938cm" svg:y2="2.397cm">
          <text:p/>
        </draw:line>
        <draw:line draw:style-name="gr34" draw:text-style-name="P1" draw:layer="layout" svg:x1="22.082cm" svg:y1="2.397cm" svg:x2="22.082cm" svg:y2="4.175cm">
          <text:p/>
        </draw:line>
        <draw:line draw:style-name="gr33" draw:text-style-name="P1" draw:layer="layout" svg:x1="26.908cm" svg:y1="2.016cm" svg:x2="12.938cm" svg:y2="2.016cm">
          <text:p/>
        </draw:line>
        <draw:line draw:style-name="gr34" draw:text-style-name="P1" draw:layer="layout" svg:x1="26.908cm" svg:y1="2.016cm" svg:x2="26.908cm" svg:y2="4.175cm">
          <text:p/>
        </draw:line>
        <draw:line draw:style-name="gr34" draw:text-style-name="P1" draw:layer="layout" svg:x1="26.273cm" svg:y1="4.175cm" svg:x2="27.543cm" svg:y2="4.175cm">
          <text:p/>
        </draw:line>
        <draw:line draw:style-name="gr33" draw:text-style-name="P1" draw:layer="layout" svg:x1="18.272cm" svg:y1="6.588cm" svg:x2="19.415cm" svg:y2="6.588cm">
          <text:p/>
        </draw:line>
        <draw:custom-shape draw:style-name="gr35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462cm" svg:x2="13.319cm" svg:y2="14.462cm">
          <text:p/>
        </draw:line>
        <draw:frame draw:style-name="gr61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33" draw:text-style-name="P1" draw:layer="layout" svg:x1="14.208cm" svg:y1="4.683cm" svg:x2="20.558cm" svg:y2="4.683cm">
          <text:p/>
        </draw:line>
        <draw:line draw:style-name="gr33" draw:text-style-name="P1" draw:layer="layout" svg:x1="18.78cm" svg:y1="4.175cm" svg:x2="20.558cm" svg:y2="4.175cm">
          <text:p/>
        </draw:line>
        <draw:frame draw:style-name="gr62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62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33" draw:text-style-name="P1" draw:layer="layout" svg:x1="21.447cm" svg:y1="5.064cm" svg:x2="22.59cm" svg:y2="5.064cm">
          <text:p/>
        </draw:line>
        <draw:frame draw:style-name="gr63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36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36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33" draw:text-style-name="P1" draw:layer="layout" svg:x1="14.208cm" svg:y1="4.048cm" svg:x2="17.256cm" svg:y2="4.048cm">
          <text:p/>
        </draw:line>
        <draw:frame draw:style-name="gr36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39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33" draw:text-style-name="P1" draw:layer="layout" svg:x1="9.001cm" svg:y1="15.17cm" svg:x2="11.16cm" svg:y2="15.17cm">
          <text:p/>
        </draw:line>
        <draw:custom-shape draw:style-name="gr64" draw:text-style-name="P6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11.668cm" svg:y1="14.462cm" svg:x2="11.668cm" svg:y2="15.097cm">
          <text:p/>
        </draw:line>
        <draw:custom-shape draw:style-name="gr35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668cm" svg:y1="16.439cm" svg:x2="11.668cm" svg:y2="17.455cm">
          <text:p/>
        </draw:line>
        <draw:frame draw:style-name="gr65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36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36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4" draw:text-style-name="P1" draw:layer="layout" svg:x1="5.191cm" svg:y1="2.27cm" svg:x2="8.62cm" svg:y2="2.27cm">
          <text:p/>
        </draw:line>
        <draw:frame draw:style-name="gr36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36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33" draw:text-style-name="P1" draw:layer="layout" svg:x1="6.08cm" svg:y1="7.731cm" svg:x2="6.08cm" svg:y2="8.62cm">
          <text:p/>
        </draw:line>
        <draw:frame draw:style-name="gr51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66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6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4" draw:text-style-name="P1" draw:layer="layout" svg:x1="10.525cm" svg:y1="15.351cm" svg:x2="10.779cm" svg:y2="14.843cm">
          <text:p/>
        </draw:line>
        <draw:frame draw:style-name="gr44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33" draw:text-style-name="P1" draw:layer="layout" svg:x1="8.366cm" svg:y1="3.159cm" svg:x2="8.366cm" svg:y2="3.921cm">
          <text:p/>
        </draw:line>
        <draw:frame draw:style-name="gr36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36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36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36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36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33" draw:text-style-name="P1" draw:layer="layout" svg:x1="20.05cm" svg:y1="8.747cm" svg:x2="20.558cm" svg:y2="8.747cm">
          <text:p/>
        </draw:line>
        <draw:frame draw:style-name="gr36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68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36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69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70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71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71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72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73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73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66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70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70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70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70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68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36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36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68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36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33" draw:text-style-name="P1" draw:layer="layout" svg:x1="27.543cm" svg:y1="6.08cm" svg:x2="27.543cm" svg:y2="8.112cm">
          <text:p/>
        </draw:line>
        <draw:custom-shape draw:style-name="gr64" draw:text-style-name="P6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27.543cm" svg:y1="4.175cm" svg:x2="27.543cm" svg:y2="4.683cm">
          <text:p/>
        </draw:line>
        <draw:custom-shape draw:style-name="gr35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4" draw:text-style-name="P1" draw:layer="layout" svg:x1="4.175cm" svg:y1="12.684cm" svg:x2="4.429cm" svg:y2="12.176cm">
          <text:p/>
        </draw:line>
        <draw:line draw:style-name="gr34" draw:text-style-name="P1" draw:layer="layout" svg:x1="4.175cm" svg:y1="10.906cm" svg:x2="4.429cm" svg:y2="10.398cm">
          <text:p/>
        </draw:line>
        <draw:line draw:style-name="gr34" draw:text-style-name="P1" draw:layer="layout" svg:x1="4.175cm" svg:y1="9.255cm" svg:x2="4.429cm" svg:y2="8.747cm">
          <text:p/>
        </draw:line>
        <draw:line draw:style-name="gr34" draw:text-style-name="P1" draw:layer="layout" svg:x1="27.799cm" svg:y1="19.288cm" svg:x2="28.053cm" svg:y2="18.78cm">
          <text:p/>
        </draw:line>
        <draw:frame draw:style-name="gr36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36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4" draw:text-style-name="P1" draw:layer="layout" svg:x1="4.304cm" svg:y1="4.175cm" svg:x2="4.558cm" svg:y2="3.667cm">
          <text:p/>
        </draw:line>
        <draw:frame draw:style-name="gr36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4" draw:text-style-name="P1" draw:layer="layout" svg:x1="17.129cm" svg:y1="16.467cm" svg:x2="17.637cm" svg:y2="16.213cm">
          <text:p/>
        </draw:line>
        <draw:frame draw:style-name="gr21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4" draw:text-style-name="P1" draw:layer="layout" svg:x1="7.35cm" svg:y1="13.192cm" svg:x2="7.604cm" svg:y2="12.684cm">
          <text:p/>
        </draw:line>
        <draw:frame draw:style-name="gr36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4" draw:text-style-name="P1" draw:layer="layout" svg:x1="11.289cm" svg:y1="14.716cm" svg:x2="11.543cm" svg:y2="14.208cm">
          <text:p/>
        </draw:line>
        <draw:frame draw:style-name="gr36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4" draw:text-style-name="P1" draw:layer="layout" svg:x1="12.559cm" svg:y1="11.033cm" svg:x2="12.813cm" svg:y2="10.525cm">
          <text:p/>
        </draw:line>
        <draw:frame draw:style-name="gr36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4" draw:text-style-name="P1" draw:layer="layout" svg:x1="12.557cm" svg:y1="11.668cm" svg:x2="12.811cm" svg:y2="11.16cm">
          <text:p/>
        </draw:line>
        <draw:frame draw:style-name="gr36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4" draw:text-style-name="P1" draw:layer="layout" svg:x1="11.668cm" svg:y1="9.482cm" svg:x2="11.922cm" svg:y2="8.974cm">
          <text:p/>
        </draw:line>
        <draw:frame draw:style-name="gr36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4" draw:text-style-name="P1" draw:layer="layout" svg:x1="11.668cm" svg:y1="6.461cm" svg:x2="11.922cm" svg:y2="5.953cm">
          <text:p/>
        </draw:line>
        <draw:line draw:style-name="gr34" draw:text-style-name="P1" draw:layer="layout" svg:x1="12.811cm" svg:y1="5.572cm" svg:x2="13.065cm" svg:y2="5.064cm">
          <text:p/>
        </draw:line>
        <draw:line draw:style-name="gr34" draw:text-style-name="P1" draw:layer="layout" svg:x1="24.624cm" svg:y1="10.144cm" svg:x2="24.878cm" svg:y2="9.636cm">
          <text:p/>
        </draw:line>
        <draw:frame draw:style-name="gr36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4" draw:text-style-name="P1" draw:layer="layout" svg:x1="24.622cm" svg:y1="8.366cm" svg:x2="24.876cm" svg:y2="7.858cm">
          <text:p/>
        </draw:line>
        <draw:frame draw:style-name="gr36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4" draw:text-style-name="P1" draw:layer="layout" svg:x1="26.4cm" svg:y1="8.366cm" svg:x2="26.654cm" svg:y2="7.858cm">
          <text:p/>
        </draw:line>
        <draw:frame draw:style-name="gr36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4" draw:text-style-name="P1" draw:layer="layout" svg:x1="26.4cm" svg:y1="10.144cm" svg:x2="26.654cm" svg:y2="9.636cm">
          <text:p/>
        </draw:line>
        <draw:frame draw:style-name="gr36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4" draw:text-style-name="P1" draw:layer="layout" svg:x1="17.637cm" svg:y1="12.557cm" svg:x2="17.891cm" svg:y2="12.049cm">
          <text:p/>
        </draw:line>
        <draw:frame draw:style-name="gr36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4" draw:text-style-name="P1" draw:layer="layout" svg:x1="21.574cm" svg:y1="12.647cm" svg:x2="21.828cm" svg:y2="12.139cm">
          <text:p/>
        </draw:line>
        <draw:frame draw:style-name="gr36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4" draw:text-style-name="P1" draw:layer="layout" svg:x1="14.335cm" svg:y1="16.113cm" svg:x2="14.589cm" svg:y2="15.605cm">
          <text:p/>
        </draw:line>
        <draw:line draw:style-name="gr34" draw:text-style-name="P1" draw:layer="layout" svg:x1="14.335cm" svg:y1="16.494cm" svg:x2="14.589cm" svg:y2="15.986cm">
          <text:p/>
        </draw:line>
        <draw:frame draw:style-name="gr21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21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4" draw:text-style-name="P1" draw:layer="layout" svg:x1="16.621cm" svg:y1="14.843cm" svg:x2="16.875cm" svg:y2="14.335cm">
          <text:p/>
        </draw:line>
        <draw:frame draw:style-name="gr21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4" draw:text-style-name="P1" draw:layer="layout" svg:x1="19.796cm" svg:y1="17.764cm" svg:x2="20.05cm" svg:y2="17.256cm">
          <text:p/>
        </draw:line>
        <draw:frame draw:style-name="gr21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4" draw:text-style-name="P1" draw:layer="layout" svg:x1="19.796cm" svg:y1="18.399cm" svg:x2="20.05cm" svg:y2="17.891cm">
          <text:p/>
        </draw:line>
        <draw:frame draw:style-name="gr21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4" draw:text-style-name="P1" draw:layer="layout" svg:x1="17.729cm" svg:y1="16.467cm" svg:x2="18.237cm" svg:y2="16.213cm">
          <text:p/>
        </draw:line>
        <draw:frame draw:style-name="gr21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4" draw:text-style-name="P1" draw:layer="layout" svg:x1="17.764cm" svg:y1="8.339cm" svg:x2="18.272cm" svg:y2="8.085cm">
          <text:p/>
        </draw:line>
        <draw:line draw:style-name="gr34" draw:text-style-name="P1" draw:layer="layout" svg:x1="16.748cm" svg:y1="8.239cm" svg:x2="17.256cm" svg:y2="7.985cm">
          <text:p/>
        </draw:line>
        <draw:frame draw:style-name="gr31" draw:text-style-name="P4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4" draw:text-style-name="P1" draw:layer="layout" svg:x1="16.113cm" svg:y1="11.287cm" svg:x2="16.367cm" svg:y2="10.779cm">
          <text:p/>
        </draw:line>
        <draw:frame draw:style-name="gr36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4" draw:text-style-name="P1" draw:layer="layout" svg:x1="14.462cm" svg:y1="12.303cm" svg:x2="14.716cm" svg:y2="11.795cm">
          <text:p/>
        </draw:line>
        <draw:frame draw:style-name="gr36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4" draw:text-style-name="P1" draw:layer="layout" svg:x1="14.335cm" svg:y1="14.208cm" svg:x2="14.589cm" svg:y2="13.7cm">
          <text:p/>
        </draw:line>
        <draw:line draw:style-name="gr34" draw:text-style-name="P1" draw:layer="layout" svg:x1="21.574cm" svg:y1="4.429cm" svg:x2="21.828cm" svg:y2="3.921cm">
          <text:p/>
        </draw:line>
        <draw:line draw:style-name="gr34" draw:text-style-name="P1" draw:layer="layout" svg:x1="26.4cm" svg:y1="4.429cm" svg:x2="26.654cm" svg:y2="3.921cm">
          <text:p/>
        </draw:line>
        <draw:line draw:style-name="gr33" draw:text-style-name="P1" draw:layer="layout" svg:x1="21.447cm" svg:y1="4.175cm" svg:x2="25.384cm" svg:y2="4.175cm">
          <text:p/>
        </draw:line>
        <draw:custom-shape draw:style-name="gr35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24cm" svg:y1="4.429cm" svg:x2="17.256cm" svg:y2="4.429cm">
          <text:p/>
        </draw:line>
        <draw:line draw:style-name="gr34" draw:text-style-name="P1" draw:layer="layout" svg:x1="16.24cm" svg:y1="4.429cm" svg:x2="16.24cm" svg:y2="4.683cm">
          <text:p/>
        </draw:line>
        <draw:custom-shape draw:style-name="gr35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4.335cm" svg:y1="4.937cm" svg:x2="14.589cm" svg:y2="4.429cm">
          <text:p/>
        </draw:line>
        <draw:frame draw:style-name="gr36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4" draw:text-style-name="P1" draw:layer="layout" svg:x1="14.335cm" svg:y1="4.329cm" svg:x2="14.589cm" svg:y2="3.821cm">
          <text:p/>
        </draw:line>
        <draw:frame draw:style-name="gr36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36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4" draw:text-style-name="P1" draw:layer="layout" svg:x1="18.78cm" svg:y1="4.456cm" svg:x2="19.034cm" svg:y2="3.948cm">
          <text:p/>
        </draw:line>
        <draw:line draw:style-name="gr33" draw:text-style-name="P1" draw:layer="layout" svg:x1="21.447cm" svg:y1="6.08cm" svg:x2="25.384cm" svg:y2="6.08cm">
          <text:p/>
        </draw:line>
        <draw:frame draw:style-name="gr63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4" draw:text-style-name="P1" draw:layer="layout" svg:x1="21.574cm" svg:y1="5.318cm" svg:x2="21.828cm" svg:y2="4.81cm">
          <text:p/>
        </draw:line>
        <draw:frame draw:style-name="gr36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4" draw:text-style-name="P1" draw:layer="layout" svg:x1="21.576cm" svg:y1="6.334cm" svg:x2="21.83cm" svg:y2="5.826cm">
          <text:p/>
        </draw:line>
        <draw:frame draw:style-name="gr36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33" draw:text-style-name="P1" draw:layer="layout" svg:x1="26.273cm" svg:y1="9.001cm" svg:x2="27.162cm" svg:y2="9.001cm">
          <text:p/>
        </draw:line>
        <draw:line draw:style-name="gr34" draw:text-style-name="P1" draw:layer="layout" svg:x1="26.4cm" svg:y1="9.245cm" svg:x2="26.654cm" svg:y2="8.737cm">
          <text:p/>
        </draw:line>
        <draw:frame draw:style-name="gr36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33" draw:text-style-name="P1" draw:layer="layout" svg:x1="26.273cm" svg:y1="10.779cm" svg:x2="27.162cm" svg:y2="10.779cm">
          <text:p/>
        </draw:line>
        <draw:line draw:style-name="gr34" draw:text-style-name="P1" draw:layer="layout" svg:x1="26.4cm" svg:y1="11.033cm" svg:x2="26.654cm" svg:y2="10.525cm">
          <text:p/>
        </draw:line>
        <draw:frame draw:style-name="gr36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68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33" draw:text-style-name="P1" draw:layer="layout" svg:x1="21.447cm" svg:y1="10.906cm" svg:x2="25.384cm" svg:y2="10.906cm">
          <text:p/>
        </draw:line>
        <draw:custom-shape draw:style-name="gr35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4" draw:text-style-name="P1" draw:layer="layout" svg:x1="18.78cm" svg:y1="10.144cm" svg:x2="18.78cm" svg:y2="10.906cm">
          <text:p/>
        </draw:line>
        <draw:line draw:style-name="gr33" draw:text-style-name="P1" draw:layer="layout" svg:x1="18.78cm" svg:y1="10.906cm" svg:x2="20.558cm" svg:y2="10.906cm">
          <text:p/>
        </draw:line>
        <draw:line draw:style-name="gr34" draw:text-style-name="P1" draw:layer="layout" svg:x1="21.447cm" svg:y1="12.303cm" svg:x2="22.59cm" svg:y2="12.303cm">
          <text:p/>
        </draw:line>
        <draw:frame draw:style-name="gr36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4" draw:text-style-name="P1" draw:layer="layout" svg:x1="21.574cm" svg:y1="11.213cm" svg:x2="21.828cm" svg:y2="10.705cm">
          <text:p/>
        </draw:line>
        <draw:frame draw:style-name="gr36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5" draw:style-name="dp1" draw:master-page-name="Default">
        <draw:g>
          <draw:custom-shape draw:style-name="gr49" draw:text-style-name="P3" draw:layer="layout" svg:width="0.889cm" svg:height="12.7cm" svg:x="8.112cm" svg:y="3.721cm">
            <text:p text:style-name="P1"><text:span text:style-name="T2">IF</text:span></text:p>
            <text:p text:style-name="P1"><text:span text:style-name="T2">/</text:span></text:p>
            <text:p text:style-name="P1"><text:span text:style-name="T2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786cm" svg:x2="8.239cm" svg:y2="15.913cm">
            <text:p/>
          </draw:line>
          <draw:line draw:style-name="gr2" draw:text-style-name="P1" draw:layer="layout" svg:x1="8.112cm" svg:y1="16.04cm" svg:x2="8.239cm" svg:y2="15.913cm">
            <text:p/>
          </draw:line>
          <draw:line draw:style-name="gr2" draw:text-style-name="P1" draw:layer="layout" svg:x1="7.35cm" svg:y1="15.913cm" svg:x2="8.112cm" svg:y2="15.913cm">
            <text:p/>
          </draw:line>
          <draw:line draw:style-name="gr7" draw:text-style-name="P1" draw:layer="layout" svg:x1="7.985cm" svg:y1="16.167cm" svg:x2="7.985cm" svg:y2="15.532cm">
            <text:p/>
          </draw:line>
          <draw:frame draw:style-name="gr8" draw:text-style-name="P4" draw:layer="layout" svg:width="1.12cm" svg:height="0.762cm" svg:x="7.246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8.366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675cm" svg:x2="8.493cm" svg:y2="16.929cm">
            <text:p/>
          </draw:line>
          <draw:frame draw:style-name="gr10" draw:text-style-name="P4" draw:layer="layout" svg:width="1.374cm" svg:height="0.762cm" svg:x="7.246cm" svg:y="16.294cm">
            <draw:text-box>
              <text:p><text:span text:style-name="T3">nRst</text:span></text:p>
            </draw:text-box>
          </draw:frame>
        </draw:g>
        <draw:g>
          <draw:custom-shape draw:style-name="gr75" draw:text-style-name="P3" draw:layer="layout" svg:width="2.267cm" svg:height="14.805cm" svg:x="13.719cm" svg:y="3.721cm">
            <text:p text:style-name="P1"><text:span text:style-name="T2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3.7cm" svg:y1="17.818cm" svg:x2="13.827cm" svg:y2="17.945cm">
            <text:p/>
          </draw:line>
          <draw:line draw:style-name="gr2" draw:text-style-name="P1" draw:layer="layout" svg:x1="13.7cm" svg:y1="18.072cm" svg:x2="13.827cm" svg:y2="17.945cm">
            <text:p/>
          </draw:line>
          <draw:line draw:style-name="gr2" draw:text-style-name="P1" draw:layer="layout" svg:x1="12.938cm" svg:y1="17.945cm" svg:x2="13.7cm" svg:y2="17.945cm">
            <text:p/>
          </draw:line>
          <draw:line draw:style-name="gr7" draw:text-style-name="P1" draw:layer="layout" svg:x1="13.573cm" svg:y1="18.199cm" svg:x2="13.573cm" svg:y2="17.564cm">
            <text:p/>
          </draw:line>
          <draw:frame draw:style-name="gr8" draw:text-style-name="P4" draw:layer="layout" svg:width="1.12cm" svg:height="0.762cm" svg:x="12.811cm" svg:y="16.929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3.935cm" svg:y="18.5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062cm" svg:y1="18.78cm" svg:x2="14.062cm" svg:y2="19.034cm">
            <text:p/>
          </draw:line>
          <draw:frame draw:style-name="gr76" draw:text-style-name="P4" draw:layer="layout" svg:width="1.374cm" svg:height="0.725cm" svg:x="13.958cm" svg:y="18.526cm">
            <draw:text-box>
              <text:p><text:span text:style-name="T3">nRst</text:span></text:p>
            </draw:text-box>
          </draw:frame>
          <draw:custom-shape draw:style-name="gr77" draw:text-style-name="P9" draw:layer="layout" svg:width="1.016cm" svg:height="2.794cm" svg:x="14.97cm" svg:y="15.732cm">
            <text:p text:style-name="P8"><text:span text:style-name="T6">Rd</text:span></text:p>
            <text:p text:style-name="P8"><text:span text:style-name="T6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8" draw:text-style-name="P3" draw:layer="layout" svg:width="2.286cm" svg:height="14.551cm" svg:x="22.336cm" svg:y="3.594cm">
            <text:p text:style-name="P1"><text:span text:style-name="T2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2.336cm" svg:y1="17.51cm" svg:x2="22.463cm" svg:y2="17.637cm">
            <text:p/>
          </draw:line>
          <draw:line draw:style-name="gr2" draw:text-style-name="P1" draw:layer="layout" svg:x1="22.336cm" svg:y1="17.764cm" svg:x2="22.463cm" svg:y2="17.637cm">
            <text:p/>
          </draw:line>
          <draw:line draw:style-name="gr2" draw:text-style-name="P1" draw:layer="layout" svg:x1="21.574cm" svg:y1="17.637cm" svg:x2="22.336cm" svg:y2="17.637cm">
            <text:p/>
          </draw:line>
          <draw:line draw:style-name="gr7" draw:text-style-name="P1" draw:layer="layout" svg:x1="22.209cm" svg:y1="17.891cm" svg:x2="22.209cm" svg:y2="17.256cm">
            <text:p/>
          </draw:line>
          <draw:frame draw:style-name="gr8" draw:text-style-name="P4" draw:layer="layout" svg:width="1.12cm" svg:height="0.762cm" svg:x="21.447cm" svg:y="16.621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2.59cm" svg:y="18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2.717cm" svg:y1="18.399cm" svg:x2="22.717cm" svg:y2="18.653cm">
            <text:p/>
          </draw:line>
          <draw:frame draw:style-name="gr10" draw:text-style-name="P4" draw:layer="layout" svg:width="1.374cm" svg:height="0.762cm" svg:x="22.613cm" svg:y="18.145cm">
            <draw:text-box>
              <text:p><text:span text:style-name="T3">nRst</text:span></text:p>
            </draw:text-box>
          </draw:frame>
        </draw:g>
        <draw:g>
          <draw:custom-shape draw:style-name="gr79" draw:text-style-name="P3" draw:layer="layout" svg:width="2.28cm" svg:height="12.7cm" svg:x="28.584cm" svg:y="3.721cm">
            <text:p text:style-name="P1"><text:span text:style-name="T2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8.584cm" svg:y1="15.786cm" svg:x2="28.711cm" svg:y2="15.913cm">
            <text:p/>
          </draw:line>
          <draw:line draw:style-name="gr2" draw:text-style-name="P1" draw:layer="layout" svg:x1="28.584cm" svg:y1="16.04cm" svg:x2="28.711cm" svg:y2="15.913cm">
            <text:p/>
          </draw:line>
          <draw:line draw:style-name="gr2" draw:text-style-name="P1" draw:layer="layout" svg:x1="27.822cm" svg:y1="15.913cm" svg:x2="28.584cm" svg:y2="15.913cm">
            <text:p/>
          </draw:line>
          <draw:line draw:style-name="gr7" draw:text-style-name="P1" draw:layer="layout" svg:x1="28.457cm" svg:y1="16.167cm" svg:x2="28.457cm" svg:y2="15.532cm">
            <text:p/>
          </draw:line>
          <draw:frame draw:style-name="gr8" draw:text-style-name="P4" draw:layer="layout" svg:width="1.12cm" svg:height="0.762cm" svg:x="27.695cm" svg:y="14.897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28.838cm" svg:y="16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8.965cm" svg:y1="16.675cm" svg:x2="28.965cm" svg:y2="16.929cm">
            <text:p/>
          </draw:line>
          <draw:frame draw:style-name="gr10" draw:text-style-name="P4" draw:layer="layout" svg:width="1.374cm" svg:height="0.762cm" svg:x="28.861cm" svg:y="16.421cm">
            <draw:text-box>
              <text:p><text:span text:style-name="T3">nRst</text:span></text:p>
            </draw:text-box>
          </draw:frame>
        </draw:g>
        <draw:custom-shape draw:style-name="gr28" draw:text-style-name="P3" draw:layer="layout" svg:width="6.603cm" svg:height="0.637cm" draw:transform="rotate (1.57254165604689) translate (4.803cm 12.973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30" draw:text-style-name="P6" draw:layer="layout" svg:width="0.761cm" svg:height="2.539cm" svg:x="2.505cm" svg:y="4.316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2.632cm 6.375cm)">
            <draw:text-box>
              <text:p><text:span text:style-name="T3">Adder</text:span></text:p>
            </draw:text-box>
          </draw:frame>
        </draw:g>
        <draw:line draw:style-name="gr34" draw:text-style-name="P1" draw:layer="layout" svg:x1="6.696cm" svg:y1="9.829cm" svg:x2="7.077cm" svg:y2="9.829cm">
          <text:p/>
        </draw:line>
        <draw:line draw:style-name="gr34" draw:text-style-name="P1" draw:layer="layout" svg:x1="7.077cm" svg:y1="3.702cm" svg:x2="1.108cm" svg:y2="3.702cm">
          <text:p/>
        </draw:line>
        <draw:line draw:style-name="gr34" draw:text-style-name="P1" draw:layer="layout" svg:x1="1.108cm" svg:y1="3.702cm" svg:x2="1.108cm" svg:y2="4.702cm">
          <text:p/>
        </draw:line>
        <draw:line draw:style-name="gr33" draw:text-style-name="P1" draw:layer="layout" svg:x1="1.127cm" svg:y1="4.702cm" svg:x2="2.524cm" svg:y2="4.702cm">
          <text:p/>
        </draw:line>
        <draw:line draw:style-name="gr33" draw:text-style-name="P1" draw:layer="layout" svg:x1="1.743cm" svg:y1="6.596cm" svg:x2="2.505cm" svg:y2="6.596cm">
          <text:p/>
        </draw:line>
        <draw:line draw:style-name="gr33" draw:text-style-name="P1" draw:layer="layout" svg:x1="3.54cm" svg:y1="7.15cm" svg:x2="4.81cm" svg:y2="7.15cm">
          <text:p/>
        </draw:line>
        <draw:line draw:style-name="gr34" draw:text-style-name="P1" draw:layer="layout" svg:x1="3.54cm" svg:y1="5.591cm" svg:x2="3.54cm" svg:y2="7.15cm">
          <text:p/>
        </draw:line>
        <draw:line draw:style-name="gr34" draw:text-style-name="P1" draw:layer="layout" svg:x1="3.286cm" svg:y1="5.591cm" svg:x2="3.54cm" svg:y2="5.591cm">
          <text:p/>
        </draw:line>
        <draw:line draw:style-name="gr33" draw:text-style-name="P1" draw:layer="layout" svg:x1="3.54cm" svg:y1="8.801cm" svg:x2="4.81cm" svg:y2="8.801cm">
          <text:p/>
        </draw:line>
        <draw:line draw:style-name="gr33" draw:text-style-name="P1" draw:layer="layout" svg:x1="3.54cm" svg:y1="10.452cm" svg:x2="4.81cm" svg:y2="10.452cm">
          <text:p/>
        </draw:line>
        <draw:custom-shape draw:style-name="gr35" draw:text-style-name="P1" draw:layer="layout" svg:width="0.254cm" svg:height="0.254cm" svg:x="3.413cm" svg:y="5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0" draw:layer="layout" svg:width="0.739cm" svg:height="0.725cm" svg:x="1.15cm" svg:y="6.224cm">
          <draw:text-box>
            <text:p><text:span text:style-name="T3">4</text:span></text:p>
          </draw:text-box>
        </draw:frame>
        <draw:frame draw:style-name="gr50" draw:text-style-name="P10" draw:layer="layout" svg:width="1.725cm" svg:height="1.199cm" svg:x="16.166cm" svg:y="14.7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33" draw:text-style-name="P1" draw:layer="layout" svg:x1="5.426cm" svg:y1="9.798cm" svg:x2="5.934cm" svg:y2="9.798cm">
          <text:p/>
        </draw:line>
        <draw:line draw:style-name="gr33" draw:text-style-name="P1" draw:layer="layout" svg:x1="5.191cm" svg:y1="2.07cm" svg:x2="5.191cm" svg:y2="7.15cm">
          <text:p/>
        </draw:line>
        <draw:line draw:style-name="gr33" draw:text-style-name="P1" draw:layer="layout" svg:x1="3.54cm" svg:y1="12.23cm" svg:x2="4.81cm" svg:y2="12.23cm">
          <text:p/>
        </draw:line>
        <draw:custom-shape draw:style-name="gr35" draw:text-style-name="P1" draw:layer="layout" svg:width="0.254cm" svg:height="0.254cm" svg:x="6.95cm" svg:y="9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6.334cm" svg:y1="2.524cm" svg:x2="6.334cm" svg:y2="8.366cm">
          <text:p/>
        </draw:line>
        <draw:frame draw:style-name="gr51" draw:text-style-name="P10" draw:layer="layout" svg:width="1.044cm" svg:height="0.725cm" svg:x="7.985cm" svg:y="14.516cm">
          <draw:text-box>
            <text:p><text:span text:style-name="T3">en</text:span></text:p>
          </draw:text-box>
        </draw:frame>
        <draw:g>
          <draw:custom-shape draw:style-name="gr80" draw:text-style-name="P6" draw:layer="layout" svg:width="2.699cm" svg:height="0.797cm" draw:transform="rotate (1.5707963267949) translate (5.876cm 11.0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433cm" svg:x2="5.981cm" svg:y2="10.56cm">
            <text:p/>
          </draw:line>
          <draw:line draw:style-name="gr2" draw:text-style-name="P1" draw:layer="layout" svg:x1="5.854cm" svg:y1="10.687cm" svg:x2="5.981cm" svg:y2="10.56cm">
            <text:p/>
          </draw:line>
          <draw:line draw:style-name="gr2" draw:text-style-name="P1" draw:layer="layout" svg:x1="5.553cm" svg:y1="10.56cm" svg:x2="5.854cm" svg:y2="10.56cm">
            <text:p/>
          </draw:line>
          <draw:line draw:style-name="gr7" draw:text-style-name="P1" draw:layer="layout" svg:x1="5.727cm" svg:y1="10.814cm" svg:x2="5.727cm" svg:y2="10.179cm">
            <text:p/>
          </draw:line>
          <draw:frame draw:style-name="gr48" draw:text-style-name="P4" draw:layer="layout" svg:width="1.12cm" svg:height="0.725cm" svg:x="5.222cm" svg:y="10.868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108cm" svg:y="11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322cm" svg:x2="6.235cm" svg:y2="11.576cm">
            <text:p/>
          </draw:line>
          <draw:frame draw:style-name="gr10" draw:text-style-name="P4" draw:layer="layout" svg:width="1.374cm" svg:height="0.762cm" svg:x="5.214cm" svg:y="11.4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3.54cm" svg:y1="5.591cm" svg:x2="8.112cm" svg:y2="5.591cm">
          <text:p/>
        </draw:line>
        <draw:frame draw:style-name="gr52" draw:text-style-name="P10" draw:layer="layout" svg:width="1.565cm" svg:height="0.725cm" svg:x="3.54cm" svg:y="4.991cm">
          <draw:text-box>
            <text:p><text:span text:style-name="T3">IFnpc</text:span></text:p>
          </draw:text-box>
        </draw:frame>
        <draw:g>
          <draw:custom-shape draw:style-name="gr81" draw:text-style-name="P3" draw:layer="layout" svg:width="23.775cm" svg:height="1.27cm" svg:x="5.87cm" svg:y="20.59cm">
            <text:p text:style-name="P1"><text:span text:style-name="T2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87cm" svg:y1="20.778cm" svg:x2="6.031cm" svg:y2="20.923cm">
            <text:p/>
          </draw:line>
          <draw:line draw:style-name="gr2" draw:text-style-name="P1" draw:layer="layout" svg:x1="5.87cm" svg:y1="21.069cm" svg:x2="6.031cm" svg:y2="20.924cm">
            <text:p/>
          </draw:line>
          <draw:line draw:style-name="gr2" draw:text-style-name="P1" draw:layer="layout" svg:x1="4.906cm" svg:y1="20.924cm" svg:x2="5.87cm" svg:y2="20.924cm">
            <text:p/>
          </draw:line>
          <draw:line draw:style-name="gr7" draw:text-style-name="P1" draw:layer="layout" svg:x1="5.709cm" svg:y1="21.214cm" svg:x2="5.709cm" svg:y2="20.488cm">
            <text:p/>
          </draw:line>
          <draw:frame draw:style-name="gr82" draw:text-style-name="P4" draw:layer="layout" svg:width="1.417cm" svg:height="0.872cm" svg:x="4.79cm" svg:y="20.325cm">
            <draw:text-box>
              <text:p><text:span text:style-name="T3">Clk</text:span></text:p>
            </draw:text-box>
          </draw:frame>
          <draw:custom-shape draw:style-name="gr25" draw:text-style-name="P1" draw:layer="layout" svg:width="0.27cm" svg:height="0.236cm" svg:x="5.572cm" svg:y="21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5.572cm" svg:y1="21.468cm" svg:x2="5.191cm" svg:y2="21.468cm">
            <text:p/>
          </draw:line>
          <draw:frame draw:style-name="gr83" draw:text-style-name="P4" draw:layer="layout" svg:width="1.738cm" svg:height="0.871cm" svg:x="4.556cm" svg:y="20.833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6.461cm" svg:y1="12.195cm" svg:x2="6.461cm" svg:y2="20.558cm">
          <text:p/>
        </draw:line>
        <draw:line draw:style-name="gr34" draw:text-style-name="P1" draw:layer="layout" svg:x1="7.096cm" svg:y1="3.686cm" svg:x2="7.096cm" svg:y2="12.195cm">
          <text:p/>
        </draw:line>
        <draw:line draw:style-name="gr34" draw:text-style-name="P1" draw:layer="layout" svg:x1="6.461cm" svg:y1="12.195cm" svg:x2="7.096cm" svg:y2="12.195cm">
          <text:p/>
        </draw:line>
        <draw:line draw:style-name="gr33" draw:text-style-name="P1" draw:layer="layout" svg:x1="6.842cm" svg:y1="12.738cm" svg:x2="8.112cm" svg:y2="12.738cm">
          <text:p/>
        </draw:line>
        <draw:line draw:style-name="gr34" draw:text-style-name="P1" draw:layer="layout" svg:x1="6.842cm" svg:y1="12.738cm" svg:x2="6.842cm" svg:y2="20.558cm">
          <text:p/>
        </draw:line>
        <draw:g>
          <draw:custom-shape draw:style-name="gr54" draw:text-style-name="P3" draw:layer="layout" svg:width="2.469cm" svg:height="3.81cm" svg:x="10.465cm" svg:y="9.69cm">
            <text:p text:style-name="P1"><text:span text:style-name="T2">Register</text:span></text:p>
            <text:p text:style-name="P1"><text:span text:style-name="T2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465cm" svg:y1="13.165cm" svg:x2="10.592cm" svg:y2="13.292cm">
            <text:p/>
          </draw:line>
          <draw:line draw:style-name="gr2" draw:text-style-name="P1" draw:layer="layout" svg:x1="10.465cm" svg:y1="13.419cm" svg:x2="10.592cm" svg:y2="13.292cm">
            <text:p/>
          </draw:line>
          <draw:line draw:style-name="gr2" draw:text-style-name="P1" draw:layer="layout" svg:x1="10.013cm" svg:y1="13.289cm" svg:x2="10.465cm" svg:y2="13.292cm">
            <text:p/>
          </draw:line>
          <draw:line draw:style-name="gr7" draw:text-style-name="P1" draw:layer="layout" svg:x1="10.394cm" svg:y1="13.035cm" svg:x2="10.394cm" svg:y2="13.797cm">
            <text:p/>
          </draw:line>
          <draw:frame draw:style-name="gr8" draw:text-style-name="P4" draw:layer="layout" svg:width="1.12cm" svg:height="0.762cm" svg:x="9.528cm" svg:y="12.654cm">
            <draw:text-box draw:corner-radius="0.997cm"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0.719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846cm" svg:y1="13.754cm" svg:x2="10.846cm" svg:y2="14.008cm">
            <text:p/>
          </draw:line>
          <draw:frame draw:style-name="gr10" draw:text-style-name="P4" draw:layer="layout" svg:width="1.374cm" svg:height="0.762cm" svg:x="10.742cm" svg:y="13.5cm">
            <draw:text-box>
              <text:p><text:span text:style-name="T3">nRst</text:span></text:p>
            </draw:text-box>
          </draw:frame>
        </draw:g>
        <draw:custom-shape draw:style-name="gr84" draw:text-style-name="P3" draw:layer="layout" svg:width="1.651cm" svg:height="2.794cm" svg:x="10.381cm" svg:y="5.412cm"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7.62cm" svg:height="2.032cm" svg:x="8.62cm" svg:y="1cm">
          <text:p text:style-name="P1"><text:span text:style-name="T2">Hazard</text:span></text:p>
          <text:p text:style-name="P1"><text:span text:style-name="T2">Control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382cm" svg:y1="6.715cm" svg:x2="10.398cm" svg:y2="6.715cm">
          <text:p/>
        </draw:line>
        <draw:line draw:style-name="gr33" draw:text-style-name="P1" draw:layer="layout" svg:x1="9.001cm" svg:y1="11.241cm" svg:x2="10.525cm" svg:y2="11.241cm">
          <text:p/>
        </draw:line>
        <draw:custom-shape draw:style-name="gr35" draw:text-style-name="P1" draw:layer="layout" svg:width="0.254cm" svg:height="0.254cm" svg:x="9.255cm" svg:y="11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1.241cm" svg:x2="9.382cm" svg:y2="3.032cm">
          <text:p/>
        </draw:line>
        <draw:custom-shape draw:style-name="gr35" draw:text-style-name="P1" draw:layer="layout" svg:width="0.254cm" svg:height="0.254cm" svg:x="9.255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10.706cm" svg:x2="10.525cm" svg:y2="10.706cm">
          <text:p/>
        </draw:line>
        <draw:custom-shape draw:style-name="gr35" draw:text-style-name="P1" draw:layer="layout" svg:width="0.254cm" svg:height="0.254cm" svg:x="9.255cm" svg:y="10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128cm" svg:y1="11.749cm" svg:x2="10.525cm" svg:y2="11.749cm">
          <text:p/>
        </draw:line>
        <draw:line draw:style-name="gr34" draw:text-style-name="P1" draw:layer="layout" svg:x1="9.128cm" svg:y1="11.722cm" svg:x2="9.128cm" svg:y2="20.05cm">
          <text:p/>
        </draw:line>
        <draw:line draw:style-name="gr33" draw:text-style-name="P1" draw:layer="layout" svg:x1="12.957cm" svg:y1="10.579cm" svg:x2="13.719cm" svg:y2="10.579cm">
          <text:p/>
        </draw:line>
        <draw:line draw:style-name="gr33" draw:text-style-name="P1" draw:layer="layout" svg:x1="12.957cm" svg:y1="11.214cm" svg:x2="13.719cm" svg:y2="11.214cm">
          <text:p/>
        </draw:line>
        <draw:line draw:style-name="gr33" draw:text-style-name="P1" draw:layer="layout" svg:x1="12.049cm" svg:y1="6.715cm" svg:x2="13.7cm" svg:y2="6.715cm">
          <text:p/>
        </draw:line>
        <draw:custom-shape draw:style-name="gr35" draw:text-style-name="P1" draw:layer="layout" svg:width="0.254cm" svg:height="0.254cm" svg:x="9.255cm" svg:y="8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382cm" svg:y1="9.055cm" svg:x2="13.7cm" svg:y2="9.055cm">
          <text:p/>
        </draw:line>
        <draw:g>
          <draw:custom-shape draw:style-name="gr27" draw:text-style-name="P6" draw:layer="layout" svg:width="2.54cm" svg:height="0.637cm" draw:transform="rotate (1.57254165604689) translate (19.816cm 11.2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7" draw:text-style-name="P6" draw:layer="layout" svg:width="2.045cm" svg:height="0.797cm" draw:transform="rotate (1.5707963267949) translate (16.989cm 12.1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21.085cm" svg:y="6.83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21.212cm 8.744cm)">
            <draw:text-box>
              <text:p><text:span text:style-name="T3">ALU</text:span></text:p>
            </draw:text-box>
          </draw:frame>
        </draw:g>
        <draw:line draw:style-name="gr33" draw:text-style-name="P1" draw:layer="layout" svg:x1="16.008cm" svg:y1="11.808cm" svg:x2="17.024cm" svg:y2="11.808cm">
          <text:p/>
        </draw:line>
        <draw:line draw:style-name="gr33" draw:text-style-name="P1" draw:layer="layout" svg:x1="16.008cm" svg:y1="8.46cm" svg:x2="18.548cm" svg:y2="8.46cm">
          <text:p/>
        </draw:line>
        <draw:line draw:style-name="gr33" draw:text-style-name="P1" draw:layer="layout" svg:x1="16.008cm" svg:y1="7.317cm" svg:x2="19.437cm" svg:y2="7.317cm">
          <text:p/>
        </draw:line>
        <draw:line draw:style-name="gr33" draw:text-style-name="P1" draw:layer="layout" svg:x1="17.786cm" svg:y1="10.833cm" svg:x2="19.818cm" svg:y2="10.833cm">
          <text:p/>
        </draw:line>
        <draw:line draw:style-name="gr33" draw:text-style-name="P1" draw:layer="layout" svg:x1="20.199cm" svg:y1="13.373cm" svg:x2="20.199cm" svg:y2="10.96cm">
          <text:p/>
        </draw:line>
        <draw:line draw:style-name="gr33" draw:text-style-name="P1" draw:layer="layout" svg:x1="17.891cm" svg:y1="9.128cm" svg:x2="18.526cm" svg:y2="9.128cm">
          <text:p/>
        </draw:line>
        <draw:line draw:style-name="gr33" draw:text-style-name="P1" draw:layer="layout" svg:x1="17.405cm" svg:y1="12.865cm" svg:x2="17.405cm" svg:y2="12.103cm">
          <text:p/>
        </draw:line>
        <draw:line draw:style-name="gr34" draw:text-style-name="P1" draw:layer="layout" svg:x1="16.643cm" svg:y1="8.741cm" svg:x2="16.897cm" svg:y2="8.233cm">
          <text:p/>
        </draw:line>
        <draw:line draw:style-name="gr34" draw:text-style-name="P1" draw:layer="layout" svg:x1="16.643cm" svg:y1="7.571cm" svg:x2="16.897cm" svg:y2="7.063cm">
          <text:p/>
        </draw:line>
        <draw:line draw:style-name="gr33" draw:text-style-name="P1" draw:layer="layout" svg:x1="21.469cm" svg:y1="4.991cm" svg:x2="21.469cm" svg:y2="7.023cm">
          <text:p/>
        </draw:line>
        <draw:frame draw:style-name="gr36" draw:text-style-name="P10" draw:layer="layout" svg:width="2.159cm" svg:height="0.725cm" svg:x="15.754cm" svg:y="6.652cm">
          <draw:text-box>
            <text:p><text:span text:style-name="T3">EXbusA</text:span></text:p>
          </draw:text-box>
        </draw:frame>
        <draw:frame draw:style-name="gr36" draw:text-style-name="P10" draw:layer="layout" svg:width="2.059cm" svg:height="0.725cm" svg:x="15.754cm" svg:y="7.695cm">
          <draw:text-box>
            <text:p><text:span text:style-name="T3">EXbusB</text:span></text:p>
          </draw:text-box>
        </draw:frame>
        <draw:frame draw:style-name="gr36" draw:text-style-name="P10" draw:layer="layout" svg:width="1.78cm" svg:height="0.725cm" svg:x="15.879cm" svg:y="12.267cm">
          <draw:text-box>
            <text:p><text:span text:style-name="T3">ExtOp</text:span></text:p>
          </draw:text-box>
        </draw:frame>
        <draw:frame draw:style-name="gr36" draw:text-style-name="P10" draw:layer="layout" svg:width="2.032cm" svg:height="0.725cm" svg:x="15.881cm" svg:y="12.775cm">
          <draw:text-box>
            <text:p><text:span text:style-name="T3">ALUSrc</text:span></text:p>
          </draw:text-box>
        </draw:frame>
        <draw:frame draw:style-name="gr36" draw:text-style-name="P10" draw:layer="layout" svg:width="1.018cm" svg:height="0.725cm" svg:x="16.514cm" svg:y="7.227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16.514cm" svg:y="8.42cm">
          <draw:text-box>
            <text:p><text:span text:style-name="T3">32</text:span></text:p>
          </draw:text-box>
        </draw:frame>
        <draw:frame draw:style-name="gr36" draw:text-style-name="P10" draw:layer="layout" svg:width="2.032cm" svg:height="0.725cm" svg:x="19.818cm" svg:y="4.393cm">
          <draw:text-box>
            <text:p><text:span text:style-name="T3">ALUOp</text:span></text:p>
          </draw:text-box>
        </draw:frame>
        <draw:line draw:style-name="gr34" draw:text-style-name="P1" draw:layer="layout" svg:x1="16.008cm" svg:y1="12.865cm" svg:x2="17.405cm" svg:y2="12.865cm">
          <text:p/>
        </draw:line>
        <draw:line draw:style-name="gr33" draw:text-style-name="P1" draw:layer="layout" svg:x1="9.382cm" svg:y1="12.23cm" svg:x2="10.525cm" svg:y2="12.208cm">
          <text:p/>
        </draw:line>
        <draw:line draw:style-name="gr34" draw:text-style-name="P1" draw:layer="layout" svg:x1="16.008cm" svg:y1="13.373cm" svg:x2="20.199cm" svg:y2="13.373cm">
          <text:p/>
        </draw:line>
        <draw:custom-shape draw:style-name="gr86" draw:text-style-name="P3" draw:layer="layout" svg:width="2.921cm" svg:height="1.143cm" svg:x="18.145cm" svg:y="18.272cm">
          <text:p text:style-name="P1"><text:span text:style-name="T2">Forwarding</text:span></text:p>
          <text:p text:style-name="P1"><text:span text:style-name="T2">Unit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382cm" svg:y1="12.23cm" svg:x2="9.382cm" svg:y2="19.796cm">
          <text:p/>
        </draw:line>
        <draw:line draw:style-name="gr33" draw:text-style-name="P1" draw:layer="layout" svg:x1="21.85cm" svg:y1="7.939cm" svg:x2="22.358cm" svg:y2="7.939cm">
          <text:p/>
        </draw:line>
        <draw:g>
          <draw:custom-shape draw:style-name="gr27" draw:text-style-name="P6" draw:layer="layout" svg:width="2.54cm" svg:height="0.637cm" draw:transform="rotate (1.57254165604689) translate (18.452cm 10.5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27" draw:text-style-name="P6" draw:layer="layout" svg:width="2.54cm" svg:height="0.637cm" draw:transform="rotate (1.57254165604689) translate (19.441cm 7.6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3" draw:text-style-name="P1" draw:layer="layout" svg:x1="19.818cm" svg:y1="8.166cm" svg:x2="19.818cm" svg:y2="7.404cm">
          <text:p/>
        </draw:line>
        <draw:line draw:style-name="gr33" draw:text-style-name="P1" draw:layer="layout" svg:x1="18.78cm" svg:y1="7.731cm" svg:x2="18.78cm" svg:y2="8.366cm">
          <text:p/>
        </draw:line>
        <draw:line draw:style-name="gr33" draw:text-style-name="P1" draw:layer="layout" svg:x1="19.161cm" svg:y1="18.263cm" svg:x2="19.161cm" svg:y2="17.501cm">
          <text:p/>
        </draw:line>
        <draw:line draw:style-name="gr33" draw:text-style-name="P1" draw:layer="layout" svg:x1="19.819cm" svg:y1="18.263cm" svg:x2="19.819cm" svg:y2="17.501cm">
          <text:p/>
        </draw:line>
        <draw:line draw:style-name="gr33" draw:text-style-name="P1" draw:layer="layout" svg:x1="17.51cm" svg:y1="6.334cm" svg:x2="19.415cm" svg:y2="6.334cm">
          <text:p/>
        </draw:line>
        <draw:line draw:style-name="gr33" draw:text-style-name="P1" draw:layer="layout" svg:x1="17.891cm" svg:y1="5.445cm" svg:x2="19.415cm" svg:y2="5.445cm">
          <text:p/>
        </draw:line>
        <draw:line draw:style-name="gr34" draw:text-style-name="P1" draw:layer="layout" svg:x1="17.51cm" svg:y1="3.159cm" svg:x2="17.51cm" svg:y2="9.636cm">
          <text:p/>
        </draw:line>
        <draw:line draw:style-name="gr34" draw:text-style-name="P1" draw:layer="layout" svg:x1="17.891cm" svg:y1="3.413cm" svg:x2="17.891cm" svg:y2="9.128cm">
          <text:p/>
        </draw:line>
        <draw:line draw:style-name="gr33" draw:text-style-name="P1" draw:layer="layout" svg:x1="17.51cm" svg:y1="9.636cm" svg:x2="18.526cm" svg:y2="9.636cm">
          <text:p/>
        </draw:line>
        <draw:line draw:style-name="gr34" draw:text-style-name="P1" draw:layer="layout" svg:x1="20.562cm" svg:y1="6.388cm" svg:x2="20.562cm" svg:y2="7.15cm">
          <text:p/>
        </draw:line>
        <draw:line draw:style-name="gr33" draw:text-style-name="P1" draw:layer="layout" svg:x1="20.58cm" svg:y1="7.15cm" svg:x2="21.088cm" svg:y2="7.15cm">
          <text:p/>
        </draw:line>
        <draw:line draw:style-name="gr34" draw:text-style-name="P1" draw:layer="layout" svg:x1="20.453cm" svg:y1="9.944cm" svg:x2="20.58cm" svg:y2="9.944cm">
          <text:p/>
        </draw:line>
        <draw:line draw:style-name="gr34" draw:text-style-name="P1" draw:layer="layout" svg:x1="20.58cm" svg:y1="9.055cm" svg:x2="20.58cm" svg:y2="9.944cm">
          <text:p/>
        </draw:line>
        <draw:line draw:style-name="gr33" draw:text-style-name="P1" draw:layer="layout" svg:x1="20.58cm" svg:y1="9.055cm" svg:x2="21.088cm" svg:y2="9.055cm">
          <text:p/>
        </draw:line>
        <draw:line draw:style-name="gr34" draw:text-style-name="P1" draw:layer="layout" svg:x1="16.008cm" svg:y1="4.991cm" svg:x2="21.469cm" svg:y2="4.991cm">
          <text:p/>
        </draw:line>
        <draw:custom-shape draw:style-name="gr35" draw:text-style-name="P1" draw:layer="layout" svg:width="0.254cm" svg:height="0.254cm" svg:x="17.383cm" svg:y="6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17.76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9.183cm" svg:y1="9.182cm" svg:x2="19.818cm" svg:y2="9.182cm">
          <text:p/>
        </draw:line>
        <draw:line draw:style-name="gr34" draw:text-style-name="P1" draw:layer="layout" svg:x1="19.21cm" svg:y1="9.182cm" svg:x2="19.21cm" svg:y2="12.103cm">
          <text:p/>
        </draw:line>
        <draw:line draw:style-name="gr33" draw:text-style-name="P1" draw:layer="layout" svg:x1="19.183cm" svg:y1="12.103cm" svg:x2="22.358cm" svg:y2="12.103cm">
          <text:p/>
        </draw:line>
        <draw:custom-shape draw:style-name="gr35" draw:text-style-name="P1" draw:layer="layout" svg:width="0.254cm" svg:height="0.254cm" svg:x="19.083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8.275cm" svg:y1="16.125cm" svg:x2="22.339cm" svg:y2="16.125cm">
          <text:p/>
        </draw:line>
        <draw:line draw:style-name="gr33" draw:text-style-name="P1" draw:layer="layout" svg:x1="17.002cm" svg:y1="18.78cm" svg:x2="18.145cm" svg:y2="18.78cm">
          <text:p/>
        </draw:line>
        <draw:line draw:style-name="gr33" draw:text-style-name="P1" draw:layer="layout" svg:x1="16.748cm" svg:y1="19.161cm" svg:x2="18.145cm" svg:y2="19.161cm">
          <text:p/>
        </draw:line>
        <draw:line draw:style-name="gr34" draw:text-style-name="P1" draw:layer="layout" svg:x1="15.986cm" svg:y1="18.272cm" svg:x2="16.748cm" svg:y2="18.272cm">
          <text:p/>
        </draw:line>
        <draw:line draw:style-name="gr34" draw:text-style-name="P1" draw:layer="layout" svg:x1="15.986cm" svg:y1="18.032cm" svg:x2="17.002cm" svg:y2="18.032cm">
          <text:p/>
        </draw:line>
        <draw:line draw:style-name="gr34" draw:text-style-name="P1" draw:layer="layout" svg:x1="16.748cm" svg:y1="18.272cm" svg:x2="16.748cm" svg:y2="19.161cm">
          <text:p/>
        </draw:line>
        <draw:line draw:style-name="gr34" draw:text-style-name="P1" draw:layer="layout" svg:x1="17.002cm" svg:y1="18.018cm" svg:x2="17.002cm" svg:y2="18.78cm">
          <text:p/>
        </draw:line>
        <draw:line draw:style-name="gr33" draw:text-style-name="P1" draw:layer="layout" svg:x1="25.384cm" svg:y1="18.78cm" svg:x2="21.069cm" svg:y2="18.78cm">
          <text:p/>
        </draw:line>
        <draw:line draw:style-name="gr33" draw:text-style-name="P1" draw:layer="layout" svg:x1="32.115cm" svg:y1="19.161cm" svg:x2="21.069cm" svg:y2="19.161cm">
          <text:p/>
        </draw:line>
        <draw:line draw:style-name="gr33" draw:text-style-name="P1" draw:layer="layout" svg:x1="24.647cm" svg:y1="14.389cm" svg:x2="28.584cm" svg:y2="14.389cm">
          <text:p/>
        </draw:line>
        <draw:line draw:style-name="gr33" draw:text-style-name="P1" draw:layer="layout" svg:x1="25.892cm" svg:y1="12.176cm" svg:x2="25.892cm" svg:y2="20.558cm">
          <text:p/>
        </draw:line>
        <draw:line draw:style-name="gr33" draw:text-style-name="P1" draw:layer="layout" svg:x1="26.908cm" svg:y1="3.413cm" svg:x2="26.908cm" svg:y2="20.558cm">
          <text:p/>
        </draw:line>
        <draw:line draw:style-name="gr34" draw:text-style-name="P1" draw:layer="layout" svg:x1="24.647cm" svg:y1="7.912cm" svg:x2="27.314cm" svg:y2="7.912cm">
          <text:p/>
        </draw:line>
        <draw:line draw:style-name="gr34" draw:text-style-name="P1" draw:layer="layout" svg:x1="25.409cm" svg:y1="14.389cm" svg:x2="25.384cm" svg:y2="18.78cm">
          <text:p/>
        </draw:line>
        <draw:line draw:style-name="gr33" draw:text-style-name="P1" draw:layer="layout" svg:x1="27.314cm" svg:y1="7.912cm" svg:x2="28.584cm" svg:y2="7.912cm">
          <text:p/>
        </draw:line>
        <draw:line draw:style-name="gr34" draw:text-style-name="P1" draw:layer="layout" svg:x1="27.416cm" svg:y1="9.763cm" svg:x2="27.391cm" svg:y2="20.558cm">
          <text:p/>
        </draw:line>
        <draw:custom-shape draw:style-name="gr35" draw:text-style-name="P1" draw:layer="layout" svg:width="0.254cm" svg:height="0.254cm" svg:x="25.282cm" svg:y="14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7.416cm" svg:y1="9.763cm" svg:x2="28.559cm" svg:y2="9.763cm">
          <text:p/>
        </draw:line>
        <draw:line draw:style-name="gr33" draw:text-style-name="P1" draw:layer="layout" svg:x1="30.873cm" svg:y1="7.912cm" svg:x2="31.762cm" svg:y2="7.912cm">
          <text:p/>
        </draw:line>
        <draw:line draw:style-name="gr33" draw:text-style-name="P1" draw:layer="layout" svg:x1="30.873cm" svg:y1="9.69cm" svg:x2="31.762cm" svg:y2="9.69cm">
          <text:p/>
        </draw:line>
        <draw:g>
          <draw:custom-shape draw:style-name="gr59" draw:text-style-name="P6" draw:layer="layout" svg:width="3.43cm" svg:height="0.637cm" draw:transform="rotate (1.57254165604689) translate (31.762cm 10.9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4" draw:text-style-name="P1" draw:layer="layout" svg:x1="9.128cm" svg:y1="20.05cm" svg:x2="32.75cm" svg:y2="20.05cm">
          <text:p/>
        </draw:line>
        <draw:line draw:style-name="gr34" draw:text-style-name="P1" draw:layer="layout" svg:x1="9.382cm" svg:y1="19.796cm" svg:x2="24.495cm" svg:y2="19.796cm">
          <text:p/>
        </draw:line>
        <draw:line draw:style-name="gr34" draw:text-style-name="P1" draw:layer="layout" svg:x1="24.495cm" svg:y1="19.161cm" svg:x2="24.495cm" svg:y2="19.796cm">
          <text:p/>
        </draw:line>
        <draw:custom-shape draw:style-name="gr35" draw:text-style-name="P1" draw:layer="layout" svg:width="0.254cm" svg:height="0.254cm" svg:x="24.368cm" svg:y="1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32.424cm" svg:y1="9.182cm" svg:x2="32.805cm" svg:y2="9.182cm">
          <text:p/>
        </draw:line>
        <draw:line draw:style-name="gr34" draw:text-style-name="P1" draw:layer="layout" svg:x1="32.778cm" svg:y1="3.086cm" svg:x2="32.75cm" svg:y2="20.05cm">
          <text:p/>
        </draw:line>
        <draw:line draw:style-name="gr34" draw:text-style-name="P1" draw:layer="layout" svg:x1="30.873cm" svg:y1="14.389cm" svg:x2="32.143cm" svg:y2="14.389cm">
          <text:p/>
        </draw:line>
        <draw:line draw:style-name="gr34" draw:text-style-name="P1" draw:layer="layout" svg:x1="32.143cm" svg:y1="14.389cm" svg:x2="32.115cm" svg:y2="19.161cm">
          <text:p/>
        </draw:line>
        <draw:custom-shape draw:style-name="gr35" draw:text-style-name="P1" draw:layer="layout" svg:width="0.254cm" svg:height="0.254cm" svg:x="27.187cm" svg:y="7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3.413cm" svg:x2="26.908cm" svg:y2="3.413cm">
          <text:p/>
        </draw:line>
        <draw:line draw:style-name="gr34" draw:text-style-name="P1" draw:layer="layout" svg:x1="17.51cm" svg:y1="3.159cm" svg:x2="32.874cm" svg:y2="3.159cm">
          <text:p/>
        </draw:line>
        <draw:custom-shape draw:style-name="gr35" draw:text-style-name="P1" draw:layer="layout" svg:width="0.254cm" svg:height="0.254cm" svg:x="32.651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0" draw:layer="layout" svg:width="1.524cm" svg:height="0.725cm" svg:x="3.032cm" svg:y="11.505cm">
          <draw:text-box>
            <text:p><text:span text:style-name="T3">portA</text:span></text:p>
          </draw:text-box>
        </draw:frame>
        <draw:line draw:style-name="gr34" draw:text-style-name="P1" draw:layer="layout" svg:x1="6.334cm" svg:y1="2.524cm" svg:x2="8.62cm" svg:y2="2.524cm">
          <text:p/>
        </draw:line>
        <draw:line draw:style-name="gr33" draw:text-style-name="P1" draw:layer="layout" svg:x1="7.477cm" svg:y1="14.897cm" svg:x2="8.112cm" svg:y2="14.897cm">
          <text:p/>
        </draw:line>
        <draw:line draw:style-name="gr33" draw:text-style-name="P1" draw:layer="layout" svg:x1="13.084cm" svg:y1="14.897cm" svg:x2="13.719cm" svg:y2="14.897cm">
          <text:p/>
        </draw:line>
        <draw:line draw:style-name="gr33" draw:text-style-name="P1" draw:layer="layout" svg:x1="21.704cm" svg:y1="16.689cm" svg:x2="22.339cm" svg:y2="16.689cm">
          <text:p/>
        </draw:line>
        <draw:line draw:style-name="gr33" draw:text-style-name="P1" draw:layer="layout" svg:x1="27.949cm" svg:y1="14.897cm" svg:x2="28.584cm" svg:y2="14.897cm">
          <text:p/>
        </draw:line>
        <draw:frame draw:style-name="gr51" draw:text-style-name="P10" draw:layer="layout" svg:width="1.044cm" svg:height="0.725cm" svg:x="13.592cm" svg:y="14.516cm">
          <draw:text-box>
            <text:p><text:span text:style-name="T3">en</text:span></text:p>
          </draw:text-box>
        </draw:frame>
        <draw:frame draw:style-name="gr51" draw:text-style-name="P10" draw:layer="layout" svg:width="1.044cm" svg:height="0.725cm" svg:x="22.184cm" svg:y="16.33cm">
          <draw:text-box>
            <text:p><text:span text:style-name="T3">en</text:span></text:p>
          </draw:text-box>
        </draw:frame>
        <draw:frame draw:style-name="gr51" draw:text-style-name="P10" draw:layer="layout" svg:width="1.044cm" svg:height="0.725cm" svg:x="28.429cm" svg:y="14.516cm">
          <draw:text-box>
            <text:p><text:span text:style-name="T3">ihit</text:span></text:p>
          </draw:text-box>
        </draw:frame>
        <draw:custom-shape draw:style-name="gr60" draw:text-style-name="P6" draw:layer="layout" svg:width="1.016cm" svg:height="0.889cm" draw:transform="rotate (1.5707963267949) translate (17.383cm 16.875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8.747cm" svg:y1="3.032cm" svg:x2="8.747cm" svg:y2="3.721cm">
          <text:p/>
        </draw:line>
        <draw:line draw:style-name="gr33" draw:text-style-name="P1" draw:layer="layout" svg:x1="14.081cm" svg:y1="3.032cm" svg:x2="14.1cm" svg:y2="3.721cm">
          <text:p/>
        </draw:line>
        <draw:line draw:style-name="gr33" draw:text-style-name="P1" draw:layer="layout" svg:x1="15.732cm" svg:y1="3.74cm" svg:x2="15.732cm" svg:y2="3.032cm">
          <text:p/>
        </draw:line>
        <draw:line draw:style-name="gr33" draw:text-style-name="P1" draw:layer="layout" svg:x1="25.257cm" svg:y1="2.397cm" svg:x2="16.24cm" svg:y2="2.397cm">
          <text:p/>
        </draw:line>
        <draw:line draw:style-name="gr34" draw:text-style-name="P1" draw:layer="layout" svg:x1="25.257cm" svg:y1="2.397cm" svg:x2="25.257cm" svg:y2="3.921cm">
          <text:p/>
        </draw:line>
        <draw:line draw:style-name="gr33" draw:text-style-name="P1" draw:layer="layout" svg:x1="31.48cm" svg:y1="2.016cm" svg:x2="16.24cm" svg:y2="2.016cm">
          <text:p/>
        </draw:line>
        <draw:line draw:style-name="gr34" draw:text-style-name="P1" draw:layer="layout" svg:x1="31.48cm" svg:y1="2.016cm" svg:x2="31.48cm" svg:y2="3.921cm">
          <text:p/>
        </draw:line>
        <draw:line draw:style-name="gr34" draw:text-style-name="P1" draw:layer="layout" svg:x1="30.845cm" svg:y1="3.921cm" svg:x2="32.115cm" svg:y2="3.921cm">
          <text:p/>
        </draw:line>
        <draw:line draw:style-name="gr33" draw:text-style-name="P1" draw:layer="layout" svg:x1="20.072cm" svg:y1="6.388cm" svg:x2="21.215cm" svg:y2="6.388cm">
          <text:p/>
        </draw:line>
        <draw:custom-shape draw:style-name="gr35" draw:text-style-name="P1" draw:layer="layout" svg:width="0.254cm" svg:height="0.254cm" svg:x="20.453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9.001cm" svg:y1="14.262cm" svg:x2="13.7cm" svg:y2="14.262cm">
          <text:p/>
        </draw:line>
        <draw:frame draw:style-name="gr61" draw:text-style-name="P10" draw:layer="layout" svg:width="1.611cm" svg:height="0.725cm" svg:x="11.981cm" svg:y="13.627cm">
          <draw:text-box>
            <text:p><text:span text:style-name="T3">IDnpc</text:span></text:p>
          </draw:text-box>
        </draw:frame>
        <draw:line draw:style-name="gr33" draw:text-style-name="P1" draw:layer="layout" svg:x1="15.986cm" svg:y1="14.589cm" svg:x2="22.336cm" svg:y2="14.589cm">
          <text:p/>
        </draw:line>
        <draw:line draw:style-name="gr33" draw:text-style-name="P1" draw:layer="layout" svg:x1="20.558cm" svg:y1="14.081cm" svg:x2="22.336cm" svg:y2="14.081cm">
          <text:p/>
        </draw:line>
        <draw:frame draw:style-name="gr62" draw:text-style-name="P10" draw:layer="layout" svg:width="1.755cm" svg:height="0.725cm" svg:x="16.494cm" svg:y="13.991cm">
          <draw:text-box>
            <text:p><text:span text:style-name="T3">EXnpc</text:span></text:p>
          </draw:text-box>
        </draw:frame>
        <draw:frame draw:style-name="gr62" draw:text-style-name="P10" draw:layer="layout" svg:width="1.755cm" svg:height="0.725cm" svg:x="20.431cm" svg:y="13.446cm">
          <draw:text-box>
            <text:p><text:span text:style-name="T3">EXbpc</text:span></text:p>
          </draw:text-box>
        </draw:frame>
        <draw:line draw:style-name="gr33" draw:text-style-name="P1" draw:layer="layout" svg:x1="24.647cm" svg:y1="4.864cm" svg:x2="25.79cm" svg:y2="4.864cm">
          <text:p/>
        </draw:line>
        <draw:frame draw:style-name="gr63" draw:text-style-name="P10" draw:layer="layout" svg:width="1.891cm" svg:height="0.725cm" svg:x="24.407cm" svg:y="4.139cm">
          <draw:text-box>
            <text:p><text:span text:style-name="T3">MMbpc</text:span></text:p>
          </draw:text-box>
        </draw:frame>
        <draw:frame draw:style-name="gr36" draw:text-style-name="P10" draw:layer="layout" svg:width="1.524cm" svg:height="0.725cm" svg:x="19.945cm" svg:y="5.663cm">
          <draw:text-box>
            <text:p><text:span text:style-name="T3">portA</text:span></text:p>
          </draw:text-box>
        </draw:frame>
        <draw:frame draw:style-name="gr36" draw:text-style-name="P10" draw:layer="layout" svg:width="1.524cm" svg:height="0.725cm" svg:x="19.818cm" svg:y="8.42cm">
          <draw:text-box>
            <text:p><text:span text:style-name="T3">portB</text:span></text:p>
          </draw:text-box>
        </draw:frame>
        <draw:line draw:style-name="gr33" draw:text-style-name="P1" draw:layer="layout" svg:x1="15.986cm" svg:y1="13.954cm" svg:x2="19.034cm" svg:y2="13.954cm">
          <text:p/>
        </draw:line>
        <draw:frame draw:style-name="gr36" draw:text-style-name="P10" draw:layer="layout" svg:width="1.905cm" svg:height="0.725cm" svg:x="17.659cm" svg:y="10.96cm">
          <draw:text-box>
            <text:p><text:span text:style-name="T3">imm32</text:span></text:p>
          </draw:text-box>
        </draw:frame>
        <draw:frame draw:style-name="gr39" draw:text-style-name="P10" draw:layer="layout" svg:width="1.78cm" svg:height="0.725cm" svg:x="16.469cm" svg:y="13.378cm">
          <draw:text-box>
            <text:p><text:span text:style-name="T3">imm16</text:span></text:p>
          </draw:text-box>
        </draw:frame>
        <draw:line draw:style-name="gr33" draw:text-style-name="P1" draw:layer="layout" svg:x1="15.986cm" svg:y1="15.351cm" svg:x2="19.034cm" svg:y2="15.351cm">
          <text:p/>
        </draw:line>
        <draw:line draw:style-name="gr33" draw:text-style-name="P1" draw:layer="layout" svg:x1="18.018cm" svg:y1="14.97cm" svg:x2="19.034cm" svg:y2="14.97cm">
          <text:p/>
        </draw:line>
        <draw:line draw:style-name="gr33" draw:text-style-name="P1" draw:layer="layout" svg:x1="20.577cm" svg:y1="15.35cm" svg:x2="21.828cm" svg:y2="15.351cm">
          <text:p/>
        </draw:line>
        <draw:frame draw:style-name="gr65" draw:text-style-name="P10" draw:layer="layout" svg:width="1.467cm" svg:height="0.725cm" svg:x="20.488cm" svg:y="14.589cm">
          <draw:text-box>
            <text:p><text:span text:style-name="T3">IDjpc</text:span></text:p>
          </draw:text-box>
        </draw:frame>
        <draw:frame draw:style-name="gr36" draw:text-style-name="P10" draw:layer="layout" svg:width="1.524cm" svg:height="0.725cm" svg:x="3.032cm" svg:y="9.727cm">
          <draw:text-box>
            <text:p><text:span text:style-name="T3">IDjpc</text:span></text:p>
          </draw:text-box>
        </draw:frame>
        <draw:frame draw:style-name="gr36" draw:text-style-name="P10" draw:layer="layout" svg:width="1.905cm" svg:height="0.725cm" svg:x="3.032cm" svg:y="8.039cm">
          <draw:text-box>
            <text:p><text:span text:style-name="T3">MMbpc</text:span></text:p>
          </draw:text-box>
        </draw:frame>
        <draw:line draw:style-name="gr34" draw:text-style-name="P1" draw:layer="layout" svg:x1="5.191cm" svg:y1="2.07cm" svg:x2="8.62cm" svg:y2="2.07cm">
          <text:p/>
        </draw:line>
        <draw:frame draw:style-name="gr36" draw:text-style-name="P10" draw:layer="layout" svg:width="2.286cm" svg:height="0.725cm" svg:x="5.064cm" svg:y="1.472cm">
          <draw:text-box>
            <text:p><text:span text:style-name="T3">PCselect</text:span></text:p>
          </draw:text-box>
        </draw:frame>
        <draw:frame draw:style-name="gr36" draw:text-style-name="P10" draw:layer="layout" svg:width="1.778cm" svg:height="0.725cm" svg:x="6.334cm" svg:y="1.97cm">
          <draw:text-box>
            <text:p><text:span text:style-name="T3">PCEN</text:span></text:p>
          </draw:text-box>
        </draw:frame>
        <draw:frame draw:style-name="gr66" draw:text-style-name="P10" draw:layer="layout" svg:width="1.328cm" svg:height="0.725cm" svg:x="3.413cm" svg:y="2.996cm">
          <draw:text-box>
            <text:p><text:span text:style-name="T3">IFpc</text:span></text:p>
          </draw:text-box>
        </draw:frame>
        <draw:frame draw:style-name="gr67" draw:text-style-name="P10" draw:layer="layout" svg:width="1.679cm" svg:height="0.725cm" svg:x="6.687cm" svg:y="12.775cm">
          <draw:text-box>
            <text:p><text:span text:style-name="T3">IFinstr</text:span></text:p>
          </draw:text-box>
        </draw:frame>
        <draw:line draw:style-name="gr34" draw:text-style-name="P1" draw:layer="layout" svg:x1="16.113cm" svg:y1="15.605cm" svg:x2="16.367cm" svg:y2="15.097cm">
          <text:p/>
        </draw:line>
        <draw:frame draw:style-name="gr44" draw:text-style-name="P10" draw:layer="layout" svg:width="1.725cm" svg:height="0.725cm" svg:x="12.121cm" svg:y="8.33cm">
          <draw:text-box>
            <text:p><text:span text:style-name="T3">IDinstr</text:span></text:p>
          </draw:text-box>
        </draw:frame>
        <draw:frame draw:style-name="gr36" draw:text-style-name="P10" draw:layer="layout" svg:width="2.286cm" svg:height="0.725cm" svg:x="6.588cm" svg:y="3.032cm">
          <draw:text-box>
            <text:p><text:span text:style-name="T3">IFIDflush</text:span></text:p>
          </draw:text-box>
        </draw:frame>
        <draw:frame draw:style-name="gr36" draw:text-style-name="P10" draw:layer="layout" svg:width="2.413cm" svg:height="0.725cm" svg:x="11.795cm" svg:y="3.069cm">
          <draw:text-box>
            <text:p><text:span text:style-name="T3">IDEXflush</text:span></text:p>
          </draw:text-box>
        </draw:frame>
        <draw:frame draw:style-name="gr36" draw:text-style-name="P10" draw:layer="layout" svg:width="4.064cm" svg:height="0.725cm" svg:x="22.209cm" svg:y="1.291cm">
          <draw:text-box>
            <text:p><text:span text:style-name="T3">WBinstr+WBequal</text:span></text:p>
          </draw:text-box>
        </draw:frame>
        <draw:frame draw:style-name="gr36" draw:text-style-name="P10" draw:layer="layout" svg:width="4.064cm" svg:height="0.725cm" svg:x="25.13cm" svg:y="2.053cm">
          <draw:text-box>
            <text:p><text:span text:style-name="T3">MMinstr+MMequal</text:span></text:p>
          </draw:text-box>
        </draw:frame>
        <draw:line draw:style-name="gr33" draw:text-style-name="P1" draw:layer="layout" svg:x1="21.85cm" svg:y1="8.547cm" svg:x2="22.358cm" svg:y2="8.547cm">
          <text:p/>
        </draw:line>
        <draw:frame draw:style-name="gr36" draw:text-style-name="P10" draw:layer="layout" svg:width="1.651cm" svg:height="0.725cm" svg:x="20.961cm" svg:y="9.092cm">
          <draw:text-box>
            <text:p><text:span text:style-name="T3">portO</text:span></text:p>
          </draw:text-box>
        </draw:frame>
        <draw:frame draw:style-name="gr68" draw:text-style-name="P10" draw:layer="layout" svg:width="2.159cm" svg:height="0.762cm" svg:x="20.453cm" svg:y="9.563cm">
          <draw:text-box>
            <text:p><text:span text:style-name="T3">EXequal</text:span></text:p>
          </draw:text-box>
        </draw:frame>
        <draw:frame draw:style-name="gr36" draw:text-style-name="P10" draw:layer="layout" svg:width="2.032cm" svg:height="0.725cm" svg:x="20.199cm" svg:y="11.468cm">
          <draw:text-box>
            <text:p><text:span text:style-name="T3">EXstore</text:span></text:p>
          </draw:text-box>
        </draw:frame>
        <draw:frame draw:style-name="gr70" draw:text-style-name="P10" draw:layer="layout" svg:width="1.446cm" svg:height="0.725cm" svg:x="18.731cm" svg:y="16.023cm">
          <draw:text-box>
            <text:p><text:span text:style-name="T3">EXrd</text:span></text:p>
          </draw:text-box>
        </draw:frame>
        <draw:frame draw:style-name="gr71" draw:text-style-name="P10" draw:layer="layout" svg:width="1.895cm" svg:height="0.725cm" svg:x="10.544cm" svg:y="9.092cm">
          <draw:text-box>
            <text:p><text:span text:style-name="T3">IDbusA</text:span></text:p>
          </draw:text-box>
        </draw:frame>
        <draw:frame draw:style-name="gr71" draw:text-style-name="P10" draw:layer="layout" svg:width="1.895cm" svg:height="0.725cm" svg:x="12.068cm" svg:y="9.092cm">
          <draw:text-box>
            <text:p><text:span text:style-name="T3">IDbusB</text:span></text:p>
          </draw:text-box>
        </draw:frame>
        <draw:frame draw:style-name="gr72" draw:text-style-name="P10" draw:layer="layout" svg:width="1.421cm" svg:height="0.725cm" svg:x="16.851cm" svg:y="17.674cm">
          <draw:text-box>
            <text:p><text:span text:style-name="T3">EXrs</text:span></text:p>
          </draw:text-box>
        </draw:frame>
        <draw:frame draw:style-name="gr73" draw:text-style-name="P10" draw:layer="layout" svg:width="1.582cm" svg:height="0.725cm" svg:x="24.427cm" svg:y="13.664cm">
          <draw:text-box>
            <text:p><text:span text:style-name="T3">MMrd</text:span></text:p>
          </draw:text-box>
        </draw:frame>
        <draw:frame draw:style-name="gr73" draw:text-style-name="P10" draw:layer="layout" svg:width="1.582cm" svg:height="0.725cm" svg:x="30.718cm" svg:y="14.245cm">
          <draw:text-box>
            <text:p><text:span text:style-name="T3">WBrd</text:span></text:p>
          </draw:text-box>
        </draw:frame>
        <draw:frame draw:style-name="gr66" draw:text-style-name="P10" draw:layer="layout" svg:width="1.328cm" svg:height="0.725cm" svg:x="15.605cm" svg:y="18.526cm">
          <draw:text-box>
            <text:p><text:span text:style-name="T3">EXrt</text:span></text:p>
          </draw:text-box>
        </draw:frame>
        <draw:frame draw:style-name="gr70" draw:text-style-name="P10" draw:layer="layout" svg:width="1.446cm" svg:height="0.725cm" svg:x="18.296cm" svg:y="16.949cm">
          <draw:text-box>
            <text:p><text:span text:style-name="T3">fwdA</text:span></text:p>
          </draw:text-box>
        </draw:frame>
        <draw:frame draw:style-name="gr70" draw:text-style-name="P10" draw:layer="layout" svg:width="1.446cm" svg:height="0.725cm" svg:x="19.366cm" svg:y="16.949cm">
          <draw:text-box>
            <text:p><text:span text:style-name="T3">fwdB</text:span></text:p>
          </draw:text-box>
        </draw:frame>
        <draw:frame draw:style-name="gr70" draw:text-style-name="P10" draw:layer="layout" svg:width="1.446cm" svg:height="0.725cm" svg:x="19.769cm" svg:y="7.531cm">
          <draw:text-box>
            <text:p><text:span text:style-name="T3">fwdA</text:span></text:p>
          </draw:text-box>
        </draw:frame>
        <draw:frame draw:style-name="gr70" draw:text-style-name="P10" draw:layer="layout" svg:width="1.446cm" svg:height="0.725cm" svg:x="17.737cm" svg:y="7.277cm">
          <draw:text-box>
            <text:p><text:span text:style-name="T3">fwdB</text:span></text:p>
          </draw:text-box>
        </draw:frame>
        <draw:frame draw:style-name="gr68" draw:text-style-name="P10" draw:layer="layout" svg:width="2.032cm" svg:height="0.762cm" svg:x="24.393cm" svg:y="7.277cm">
          <draw:text-box>
            <text:p><text:span text:style-name="T3">MMALU</text:span></text:p>
          </draw:text-box>
        </draw:frame>
        <draw:frame draw:style-name="gr36" draw:text-style-name="P10" draw:layer="layout" svg:width="2.159cm" svg:height="0.725cm" svg:x="24.393cm" svg:y="11.468cm">
          <draw:text-box>
            <text:p><text:span text:style-name="T3">MMstore</text:span></text:p>
          </draw:text-box>
        </draw:frame>
        <draw:frame draw:style-name="gr36" draw:text-style-name="P10" draw:layer="layout" svg:width="2.159cm" svg:height="0.725cm" svg:x="27.397cm" svg:y="17.891cm">
          <draw:text-box>
            <text:p><text:span text:style-name="T3">MMdata</text:span></text:p>
          </draw:text-box>
        </draw:frame>
        <draw:frame draw:style-name="gr68" draw:text-style-name="P10" draw:layer="layout" svg:width="2.032cm" svg:height="0.762cm" svg:x="30.746cm" svg:y="10.96cm">
          <draw:text-box>
            <text:p><text:span text:style-name="T3">WBALU</text:span></text:p>
          </draw:text-box>
        </draw:frame>
        <draw:frame draw:style-name="gr36" draw:text-style-name="P10" draw:layer="layout" svg:width="2.159cm" svg:height="0.725cm" svg:x="30.746cm" svg:y="11.976cm">
          <draw:text-box>
            <text:p><text:span text:style-name="T3">WBdata</text:span></text:p>
          </draw:text-box>
        </draw:frame>
        <draw:line draw:style-name="gr33" draw:text-style-name="P1" draw:layer="layout" svg:x1="32.143cm" svg:y1="5.88cm" svg:x2="32.143cm" svg:y2="7.912cm">
          <text:p/>
        </draw:line>
        <draw:custom-shape draw:style-name="gr87" draw:text-style-name="P6" draw:layer="layout" svg:width="1.324cm" svg:height="1.016cm" draw:transform="rotate (1.5707963267949) translate (31.635cm 5.8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3" draw:text-style-name="P1" draw:layer="layout" svg:x1="32.115cm" svg:y1="3.921cm" svg:x2="32.115cm" svg:y2="4.556cm">
          <text:p/>
        </draw:line>
        <draw:custom-shape draw:style-name="gr35" draw:text-style-name="P1" draw:layer="layout" svg:width="0.254cm" svg:height="0.254cm" svg:x="31.353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0" draw:layer="layout" svg:width="1.651cm" svg:height="0.762cm" svg:x="32.608cm" svg:y="9.055cm">
          <draw:text-box>
            <text:p><text:span text:style-name="T3">busW</text:span></text:p>
          </draw:text-box>
        </draw:frame>
        <draw:line draw:style-name="gr34" draw:text-style-name="P1" draw:layer="layout" svg:x1="4.175cm" svg:y1="12.484cm" svg:x2="4.429cm" svg:y2="11.976cm">
          <text:p/>
        </draw:line>
        <draw:line draw:style-name="gr34" draw:text-style-name="P1" draw:layer="layout" svg:x1="4.175cm" svg:y1="10.706cm" svg:x2="4.429cm" svg:y2="10.198cm">
          <text:p/>
        </draw:line>
        <draw:line draw:style-name="gr34" draw:text-style-name="P1" draw:layer="layout" svg:x1="4.175cm" svg:y1="9.055cm" svg:x2="4.429cm" svg:y2="8.547cm">
          <text:p/>
        </draw:line>
        <draw:line draw:style-name="gr34" draw:text-style-name="P1" draw:layer="layout" svg:x1="32.199cm" svg:y1="20.304cm" svg:x2="32.453cm" svg:y2="19.796cm">
          <text:p/>
        </draw:line>
        <draw:frame draw:style-name="gr36" draw:text-style-name="P10" draw:layer="layout" svg:width="1.018cm" svg:height="0.725cm" svg:x="31.435cm" svg:y="19.96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3.413cm" svg:y="8.674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3.413cm" svg:y="10.325cm">
          <draw:text-box>
            <text:p><text:span text:style-name="T3">32</text:span></text:p>
          </draw:text-box>
        </draw:frame>
        <draw:frame draw:style-name="gr36" draw:text-style-name="P10" draw:layer="layout" svg:width="1.018cm" svg:height="0.725cm" svg:x="3.413cm" svg:y="12.14cm">
          <draw:text-box>
            <text:p><text:span text:style-name="T3">32</text:span></text:p>
          </draw:text-box>
        </draw:frame>
        <draw:line draw:style-name="gr34" draw:text-style-name="P1" draw:layer="layout" svg:x1="4.304cm" svg:y1="3.975cm" svg:x2="4.558cm" svg:y2="3.467cm">
          <text:p/>
        </draw:line>
        <draw:frame draw:style-name="gr36" draw:text-style-name="P10" draw:layer="layout" svg:width="1.018cm" svg:height="0.725cm" svg:x="3.54cm" svg:y="3.631cm">
          <draw:text-box>
            <text:p><text:span text:style-name="T3">32</text:span></text:p>
          </draw:text-box>
        </draw:frame>
        <draw:line draw:style-name="gr34" draw:text-style-name="P1" draw:layer="layout" svg:x1="18.907cm" svg:y1="18.282cm" svg:x2="19.415cm" svg:y2="18.028cm">
          <text:p/>
        </draw:line>
        <draw:frame draw:style-name="gr21" draw:text-style-name="P10" draw:layer="layout" svg:width="0.739cm" svg:height="0.725cm" svg:x="18.522cm" svg:y="17.647cm">
          <draw:text-box>
            <text:p><text:span text:style-name="T3">2</text:span></text:p>
          </draw:text-box>
        </draw:frame>
        <draw:line draw:style-name="gr34" draw:text-style-name="P1" draw:layer="layout" svg:x1="7.35cm" svg:y1="12.992cm" svg:x2="7.604cm" svg:y2="12.484cm">
          <text:p/>
        </draw:line>
        <draw:frame draw:style-name="gr36" draw:text-style-name="P10" draw:layer="layout" svg:width="1.018cm" svg:height="0.725cm" svg:x="7.223cm" svg:y="11.976cm">
          <draw:text-box>
            <text:p><text:span text:style-name="T3">32</text:span></text:p>
          </draw:text-box>
        </draw:frame>
        <draw:line draw:style-name="gr34" draw:text-style-name="P1" draw:layer="layout" svg:x1="11.689cm" svg:y1="14.516cm" svg:x2="11.943cm" svg:y2="14.008cm">
          <text:p/>
        </draw:line>
        <draw:frame draw:style-name="gr36" draw:text-style-name="P10" draw:layer="layout" svg:width="1.018cm" svg:height="0.725cm" svg:x="10.925cm" svg:y="14.172cm">
          <draw:text-box>
            <text:p><text:span text:style-name="T3">32</text:span></text:p>
          </draw:text-box>
        </draw:frame>
        <draw:line draw:style-name="gr34" draw:text-style-name="P1" draw:layer="layout" svg:x1="12.959cm" svg:y1="10.833cm" svg:x2="13.213cm" svg:y2="10.325cm">
          <text:p/>
        </draw:line>
        <draw:frame draw:style-name="gr36" draw:text-style-name="P10" draw:layer="layout" svg:width="1.018cm" svg:height="0.725cm" svg:x="12.83cm" svg:y="9.817cm">
          <draw:text-box>
            <text:p><text:span text:style-name="T3">32</text:span></text:p>
          </draw:text-box>
        </draw:frame>
        <draw:line draw:style-name="gr34" draw:text-style-name="P1" draw:layer="layout" svg:x1="12.957cm" svg:y1="11.468cm" svg:x2="13.211cm" svg:y2="10.96cm">
          <text:p/>
        </draw:line>
        <draw:frame draw:style-name="gr36" draw:text-style-name="P10" draw:layer="layout" svg:width="1.018cm" svg:height="0.725cm" svg:x="12.828cm" svg:y="11.251cm">
          <draw:text-box>
            <text:p><text:span text:style-name="T3">32</text:span></text:p>
          </draw:text-box>
        </draw:frame>
        <draw:line draw:style-name="gr34" draw:text-style-name="P1" draw:layer="layout" svg:x1="12.068cm" svg:y1="9.282cm" svg:x2="12.322cm" svg:y2="8.774cm">
          <text:p/>
        </draw:line>
        <draw:frame draw:style-name="gr36" draw:text-style-name="P10" draw:layer="layout" svg:width="1.018cm" svg:height="0.725cm" svg:x="11.414cm" svg:y="8.493cm">
          <draw:text-box>
            <text:p><text:span text:style-name="T3">32</text:span></text:p>
          </draw:text-box>
        </draw:frame>
        <draw:line draw:style-name="gr34" draw:text-style-name="P1" draw:layer="layout" svg:x1="12.049cm" svg:y1="6.969cm" svg:x2="12.303cm" svg:y2="6.461cm">
          <text:p/>
        </draw:line>
        <draw:line draw:style-name="gr34" draw:text-style-name="P1" draw:layer="layout" svg:x1="27.797cm" svg:y1="10.017cm" svg:x2="28.051cm" svg:y2="9.509cm">
          <text:p/>
        </draw:line>
        <draw:frame draw:style-name="gr88" draw:text-style-name="P10" draw:layer="layout" svg:width="1.018cm" svg:height="0.725cm" svg:x="27.541cm" svg:y="8.911cm">
          <draw:text-box>
            <text:p><text:span text:style-name="T3">32</text:span></text:p>
          </draw:text-box>
        </draw:frame>
        <draw:line draw:style-name="gr34" draw:text-style-name="P1" draw:layer="layout" svg:x1="27.822cm" svg:y1="8.166cm" svg:x2="28.076cm" svg:y2="7.658cm">
          <text:p/>
        </draw:line>
        <draw:frame draw:style-name="gr36" draw:text-style-name="P10" draw:layer="layout" svg:width="1.018cm" svg:height="0.725cm" svg:x="27.441cm" svg:y="7.06cm">
          <draw:text-box>
            <text:p><text:span text:style-name="T3">32</text:span></text:p>
          </draw:text-box>
        </draw:frame>
        <draw:line draw:style-name="gr34" draw:text-style-name="P1" draw:layer="layout" svg:x1="31cm" svg:y1="8.166cm" svg:x2="31.254cm" svg:y2="7.658cm">
          <text:p/>
        </draw:line>
        <draw:frame draw:style-name="gr36" draw:text-style-name="P10" draw:layer="layout" svg:width="1.018cm" svg:height="0.725cm" svg:x="30.619cm" svg:y="7.119cm">
          <draw:text-box>
            <text:p><text:span text:style-name="T3">32</text:span></text:p>
          </draw:text-box>
        </draw:frame>
        <draw:line draw:style-name="gr34" draw:text-style-name="P1" draw:layer="layout" svg:x1="31cm" svg:y1="9.944cm" svg:x2="31.254cm" svg:y2="9.436cm">
          <text:p/>
        </draw:line>
        <draw:frame draw:style-name="gr36" draw:text-style-name="P10" draw:layer="layout" svg:width="1.018cm" svg:height="0.725cm" svg:x="30.619cm" svg:y="8.928cm">
          <draw:text-box>
            <text:p><text:span text:style-name="T3">32</text:span></text:p>
          </draw:text-box>
        </draw:frame>
        <draw:line draw:style-name="gr34" draw:text-style-name="P1" draw:layer="layout" svg:x1="19.437cm" svg:y1="12.357cm" svg:x2="19.691cm" svg:y2="11.849cm">
          <text:p/>
        </draw:line>
        <draw:frame draw:style-name="gr36" draw:text-style-name="P10" draw:layer="layout" svg:width="1.018cm" svg:height="0.725cm" svg:x="19.056cm" svg:y="11.251cm">
          <draw:text-box>
            <text:p><text:span text:style-name="T3">32</text:span></text:p>
          </draw:text-box>
        </draw:frame>
        <draw:line draw:style-name="gr34" draw:text-style-name="P1" draw:layer="layout" svg:x1="24.774cm" svg:y1="12.447cm" svg:x2="25.028cm" svg:y2="11.939cm">
          <text:p/>
        </draw:line>
        <draw:frame draw:style-name="gr36" draw:text-style-name="P10" draw:layer="layout" svg:width="1.018cm" svg:height="0.725cm" svg:x="24.518cm" svg:y="11.124cm">
          <draw:text-box>
            <text:p><text:span text:style-name="T3">32</text:span></text:p>
          </draw:text-box>
        </draw:frame>
        <draw:line draw:style-name="gr34" draw:text-style-name="P1" draw:layer="layout" svg:x1="16.135cm" svg:y1="18.236cm" svg:x2="16.389cm" svg:y2="17.728cm">
          <text:p/>
        </draw:line>
        <draw:line draw:style-name="gr34" draw:text-style-name="P1" draw:layer="layout" svg:x1="16.135cm" svg:y1="18.617cm" svg:x2="16.389cm" svg:y2="18.109cm">
          <text:p/>
        </draw:line>
        <draw:frame draw:style-name="gr21" draw:text-style-name="P10" draw:layer="layout" svg:width="0.739cm" svg:height="0.725cm" svg:x="16.136cm" svg:y="17.547cm">
          <draw:text-box>
            <text:p><text:span text:style-name="T3">5</text:span></text:p>
          </draw:text-box>
        </draw:frame>
        <draw:frame draw:style-name="gr21" draw:text-style-name="P10" draw:layer="layout" svg:width="0.739cm" svg:height="0.725cm" svg:x="16.113cm" svg:y="18.145cm">
          <draw:text-box>
            <text:p><text:span text:style-name="T3">5</text:span></text:p>
          </draw:text-box>
        </draw:frame>
        <draw:line draw:style-name="gr34" draw:text-style-name="P1" draw:layer="layout" svg:x1="18.402cm" svg:y1="16.357cm" svg:x2="18.656cm" svg:y2="15.849cm">
          <text:p/>
        </draw:line>
        <draw:frame draw:style-name="gr21" draw:text-style-name="P10" draw:layer="layout" svg:width="0.739cm" svg:height="0.725cm" svg:x="18.295cm" svg:y="16.023cm">
          <draw:text-box>
            <text:p><text:span text:style-name="T3">5</text:span></text:p>
          </draw:text-box>
        </draw:frame>
        <draw:line draw:style-name="gr34" draw:text-style-name="P1" draw:layer="layout" svg:x1="21.551cm" svg:y1="18.999cm" svg:x2="21.805cm" svg:y2="18.491cm">
          <text:p/>
        </draw:line>
        <draw:frame draw:style-name="gr21" draw:text-style-name="P10" draw:layer="layout" svg:width="0.739cm" svg:height="0.725cm" svg:x="21.597cm" svg:y="18.272cm">
          <draw:text-box>
            <text:p><text:span text:style-name="T3">5</text:span></text:p>
          </draw:text-box>
        </draw:frame>
        <draw:line draw:style-name="gr34" draw:text-style-name="P1" draw:layer="layout" svg:x1="21.574cm" svg:y1="19.415cm" svg:x2="21.828cm" svg:y2="18.907cm">
          <text:p/>
        </draw:line>
        <draw:frame draw:style-name="gr21" draw:text-style-name="P10" draw:layer="layout" svg:width="0.739cm" svg:height="0.725cm" svg:x="21.597cm" svg:y="18.622cm">
          <draw:text-box>
            <text:p><text:span text:style-name="T3">5</text:span></text:p>
          </draw:text-box>
        </draw:frame>
        <draw:line draw:style-name="gr34" draw:text-style-name="P1" draw:layer="layout" svg:x1="19.507cm" svg:y1="18.282cm" svg:x2="20.015cm" svg:y2="18.028cm">
          <text:p/>
        </draw:line>
        <draw:frame draw:style-name="gr21" draw:text-style-name="P10" draw:layer="layout" svg:width="0.739cm" svg:height="0.725cm" svg:x="19.796cm" svg:y="17.674cm">
          <draw:text-box>
            <text:p><text:span text:style-name="T3">2</text:span></text:p>
          </draw:text-box>
        </draw:frame>
        <draw:line draw:style-name="gr34" draw:text-style-name="P1" draw:layer="layout" svg:x1="19.564cm" svg:y1="8.139cm" svg:x2="20.072cm" svg:y2="7.885cm">
          <text:p/>
        </draw:line>
        <draw:line draw:style-name="gr34" draw:text-style-name="P1" draw:layer="layout" svg:x1="18.548cm" svg:y1="8.039cm" svg:x2="19.056cm" svg:y2="7.785cm">
          <text:p/>
        </draw:line>
        <draw:frame draw:style-name="gr31" draw:text-style-name="P4" draw:layer="layout" svg:width="1.963cm" svg:height="0.725cm" draw:transform="rotate (1.5707963267949) translate (15.945cm 11.907cm)">
          <draw:text-box>
            <text:p><text:span text:style-name="T3">imm16</text:span></text:p>
          </draw:text-box>
        </draw:frame>
        <draw:line draw:style-name="gr34" draw:text-style-name="P1" draw:layer="layout" svg:x1="17.913cm" svg:y1="11.087cm" svg:x2="18.167cm" svg:y2="10.579cm">
          <text:p/>
        </draw:line>
        <draw:frame draw:style-name="gr36" draw:text-style-name="P10" draw:layer="layout" svg:width="1.018cm" svg:height="0.725cm" svg:x="17.659cm" svg:y="10.071cm">
          <draw:text-box>
            <text:p><text:span text:style-name="T3">32</text:span></text:p>
          </draw:text-box>
        </draw:frame>
        <draw:line draw:style-name="gr34" draw:text-style-name="P1" draw:layer="layout" svg:x1="16.262cm" svg:y1="12.103cm" svg:x2="16.516cm" svg:y2="11.595cm">
          <text:p/>
        </draw:line>
        <draw:frame draw:style-name="gr36" draw:text-style-name="P10" draw:layer="layout" svg:width="1.018cm" svg:height="0.725cm" svg:x="16.262cm" svg:y="10.997cm">
          <draw:text-box>
            <text:p><text:span text:style-name="T3">16</text:span></text:p>
          </draw:text-box>
        </draw:frame>
        <draw:line draw:style-name="gr34" draw:text-style-name="P1" draw:layer="layout" svg:x1="16.113cm" svg:y1="16.33cm" svg:x2="16.367cm" svg:y2="15.822cm">
          <text:p/>
        </draw:line>
        <draw:line draw:style-name="gr34" draw:text-style-name="P1" draw:layer="layout" svg:x1="24.749cm" svg:y1="4.175cm" svg:x2="25.003cm" svg:y2="3.667cm">
          <text:p/>
        </draw:line>
        <draw:line draw:style-name="gr34" draw:text-style-name="P1" draw:layer="layout" svg:x1="31cm" svg:y1="4.229cm" svg:x2="31.254cm" svg:y2="3.721cm">
          <text:p/>
        </draw:line>
        <draw:line draw:style-name="gr33" draw:text-style-name="P1" draw:layer="layout" svg:x1="24.622cm" svg:y1="3.921cm" svg:x2="28.559cm" svg:y2="3.921cm">
          <text:p/>
        </draw:line>
        <draw:custom-shape draw:style-name="gr35" draw:text-style-name="P1" draw:layer="layout" svg:width="0.254cm" svg:height="0.254cm" svg:x="25.13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" draw:layer="layout" svg:width="1.524cm" svg:height="0.889cm" svg:x="19.034cm" svg:y="13.573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8.018cm" svg:y1="14.335cm" svg:x2="19.034cm" svg:y2="14.335cm">
          <text:p/>
        </draw:line>
        <draw:line draw:style-name="gr34" draw:text-style-name="P1" draw:layer="layout" svg:x1="18.018cm" svg:y1="14.335cm" svg:x2="18.018cm" svg:y2="14.97cm">
          <text:p/>
        </draw:line>
        <draw:custom-shape draw:style-name="gr35" draw:text-style-name="P1" draw:layer="layout" svg:width="0.254cm" svg:height="0.254cm" svg:x="17.891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113cm" svg:y1="14.843cm" svg:x2="16.367cm" svg:y2="14.335cm">
          <text:p/>
        </draw:line>
        <draw:frame draw:style-name="gr36" draw:text-style-name="P10" draw:layer="layout" svg:width="1.018cm" svg:height="0.725cm" svg:x="15.984cm" svg:y="13.827cm">
          <draw:text-box>
            <text:p><text:span text:style-name="T3">32</text:span></text:p>
          </draw:text-box>
        </draw:frame>
        <draw:line draw:style-name="gr34" draw:text-style-name="P1" draw:layer="layout" svg:x1="16.113cm" svg:y1="14.235cm" svg:x2="16.367cm" svg:y2="13.727cm">
          <text:p/>
        </draw:line>
        <draw:frame draw:style-name="gr36" draw:text-style-name="P10" draw:layer="layout" svg:width="1.018cm" svg:height="0.725cm" svg:x="15.984cm" svg:y="13.229cm">
          <draw:text-box>
            <text:p><text:span text:style-name="T3">16</text:span></text:p>
          </draw:text-box>
        </draw:frame>
        <draw:frame draw:style-name="gr36" draw:text-style-name="P10" draw:layer="layout" svg:width="1.018cm" svg:height="0.725cm" svg:x="20.556cm" svg:y="13.954cm">
          <draw:text-box>
            <text:p><text:span text:style-name="T3">32</text:span></text:p>
          </draw:text-box>
        </draw:frame>
        <draw:line draw:style-name="gr34" draw:text-style-name="P1" draw:layer="layout" svg:x1="20.558cm" svg:y1="14.362cm" svg:x2="20.812cm" svg:y2="13.854cm">
          <text:p/>
        </draw:line>
        <draw:line draw:style-name="gr33" draw:text-style-name="P1" draw:layer="layout" svg:x1="24.647cm" svg:y1="5.88cm" svg:x2="28.584cm" svg:y2="5.88cm">
          <text:p/>
        </draw:line>
        <draw:frame draw:style-name="gr63" draw:text-style-name="P10" draw:layer="layout" svg:width="1.891cm" svg:height="0.725cm" svg:x="24.407cm" svg:y="5.245cm">
          <draw:text-box>
            <text:p><text:span text:style-name="T3">MMnpc</text:span></text:p>
          </draw:text-box>
        </draw:frame>
        <draw:line draw:style-name="gr34" draw:text-style-name="P1" draw:layer="layout" svg:x1="24.774cm" svg:y1="5.118cm" svg:x2="25.028cm" svg:y2="4.61cm">
          <text:p/>
        </draw:line>
        <draw:frame draw:style-name="gr36" draw:text-style-name="P10" draw:layer="layout" svg:width="1.018cm" svg:height="0.725cm" svg:x="24.647cm" svg:y="4.774cm">
          <draw:text-box>
            <text:p><text:span text:style-name="T3">32</text:span></text:p>
          </draw:text-box>
        </draw:frame>
        <draw:line draw:style-name="gr34" draw:text-style-name="P1" draw:layer="layout" svg:x1="24.776cm" svg:y1="6.134cm" svg:x2="25.03cm" svg:y2="5.626cm">
          <text:p/>
        </draw:line>
        <draw:frame draw:style-name="gr36" draw:text-style-name="P10" draw:layer="layout" svg:width="1.018cm" svg:height="0.725cm" svg:x="24.647cm" svg:y="5.79cm">
          <draw:text-box>
            <text:p><text:span text:style-name="T3">32</text:span></text:p>
          </draw:text-box>
        </draw:frame>
        <draw:line draw:style-name="gr33" draw:text-style-name="P1" draw:layer="layout" svg:x1="30.873cm" svg:y1="8.801cm" svg:x2="31.762cm" svg:y2="8.801cm">
          <text:p/>
        </draw:line>
        <draw:line draw:style-name="gr34" draw:text-style-name="P1" draw:layer="layout" svg:x1="31cm" svg:y1="9.045cm" svg:x2="31.254cm" svg:y2="8.537cm">
          <text:p/>
        </draw:line>
        <draw:frame draw:style-name="gr36" draw:text-style-name="P10" draw:layer="layout" svg:width="1.018cm" svg:height="0.725cm" svg:x="30.619cm" svg:y="8.039cm">
          <draw:text-box>
            <text:p><text:span text:style-name="T3">32</text:span></text:p>
          </draw:text-box>
        </draw:frame>
        <draw:line draw:style-name="gr33" draw:text-style-name="P1" draw:layer="layout" svg:x1="30.873cm" svg:y1="10.579cm" svg:x2="31.762cm" svg:y2="10.579cm">
          <text:p/>
        </draw:line>
        <draw:line draw:style-name="gr34" draw:text-style-name="P1" draw:layer="layout" svg:x1="31cm" svg:y1="10.833cm" svg:x2="31.254cm" svg:y2="10.325cm">
          <text:p/>
        </draw:line>
        <draw:frame draw:style-name="gr36" draw:text-style-name="P10" draw:layer="layout" svg:width="1.018cm" svg:height="0.725cm" svg:x="30.619cm" svg:y="9.786cm">
          <draw:text-box>
            <text:p><text:span text:style-name="T3">32</text:span></text:p>
          </draw:text-box>
        </draw:frame>
        <draw:frame draw:style-name="gr68" draw:text-style-name="P10" draw:layer="layout" svg:width="2.032cm" svg:height="0.762cm" svg:x="30.746cm" svg:y="11.468cm">
          <draw:text-box>
            <text:p><text:span text:style-name="T3">WBnpc</text:span></text:p>
          </draw:text-box>
        </draw:frame>
        <draw:line draw:style-name="gr33" draw:text-style-name="P1" draw:layer="layout" svg:x1="24.647cm" svg:y1="10.706cm" svg:x2="28.584cm" svg:y2="10.706cm">
          <text:p/>
        </draw:line>
        <draw:custom-shape draw:style-name="gr35" draw:text-style-name="P1" draw:layer="layout" svg:width="0.254cm" svg:height="0.254cm" svg:x="20.463cm" svg:y="9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0" draw:layer="layout" svg:width="2.413cm" svg:height="0.725cm" svg:x="30.746cm" svg:y="12.394cm">
          <draw:text-box>
            <text:p><text:span text:style-name="T3">WBportB</text:span></text:p>
          </draw:text-box>
        </draw:frame>
        <draw:line draw:style-name="gr34" draw:text-style-name="P1" draw:layer="layout" svg:x1="20.58cm" svg:y1="9.944cm" svg:x2="20.58cm" svg:y2="10.706cm">
          <text:p/>
        </draw:line>
        <draw:line draw:style-name="gr33" draw:text-style-name="P1" draw:layer="layout" svg:x1="20.58cm" svg:y1="10.706cm" svg:x2="22.358cm" svg:y2="10.706cm">
          <text:p/>
        </draw:line>
        <draw:line draw:style-name="gr34" draw:text-style-name="P1" draw:layer="layout" svg:x1="24.647cm" svg:y1="12.103cm" svg:x2="25.79cm" svg:y2="12.103cm">
          <text:p/>
        </draw:line>
        <draw:frame draw:style-name="gr36" draw:text-style-name="P10" draw:layer="layout" svg:width="2.413cm" svg:height="0.725cm" svg:x="24.344cm" svg:y="10.041cm">
          <draw:text-box>
            <text:p><text:span text:style-name="T3">MMportB</text:span></text:p>
          </draw:text-box>
        </draw:frame>
        <draw:line draw:style-name="gr34" draw:text-style-name="P1" draw:layer="layout" svg:x1="24.774cm" svg:y1="11.013cm" svg:x2="25.028cm" svg:y2="10.505cm">
          <text:p/>
        </draw:line>
        <draw:frame draw:style-name="gr36" draw:text-style-name="P10" draw:layer="layout" svg:width="1.018cm" svg:height="0.725cm" svg:x="24.518cm" svg:y="9.69cm">
          <draw:text-box>
            <text:p><text:span text:style-name="T3">32</text:span></text:p>
          </draw:text-box>
        </draw:frame>
        <draw:custom-shape draw:style-name="gr89" draw:text-style-name="P9" draw:layer="layout" svg:width="2.267cm" svg:height="5.715cm" svg:x="13.719cm" svg:y="3.721cm">
          <text:p text:style-name="P8"><text:span text:style-name="T6">opfunc</text:span></text:p>
          <text:p text:style-name="P8"><text:span text:style-name="T6">RegDst</text:span></text:p>
          <text:p text:style-name="P8"><text:span text:style-name="T6">ALUSrc</text:span></text:p>
          <text:p text:style-name="P8"><text:span text:style-name="T6">MemtoReg</text:span></text:p>
          <text:p text:style-name="P8"><text:span text:style-name="T6">RegWEN</text:span></text:p>
          <text:p text:style-name="P8"><text:span text:style-name="T6">dWENi</text:span></text:p>
          <text:p text:style-name="P8"><text:span text:style-name="T6">dRENi</text:span></text:p>
          <text:p text:style-name="P8"><text:span text:style-name="T6">ALUOp</text:span></text:p>
          <text:p text:style-name="P8"><text:span text:style-name="T6">ExtOp</text:span></text:p>
          <text:p text:style-name="P8"><text:span text:style-name="T6">Halt</text:span></text:p>
          <text:p text:style-name="P8"><text:span text:style-name="T6"/></text:p>
          <text:p text:style-name="P8"><text:span text:style-name="T6">Imm16</text:span></text:p>
          <text:p text:style-name="P8"><text:span text:style-name="T6">shamt</text:span></text:p>
          <draw:enhanced-geometry svg:viewBox="0 0 21600 21600" draw:type="rectangle" draw:enhanced-path="M 0 0 L 21600 0 21600 21600 0 21600 0 0 Z N"/>
        </draw:custom-shape>
        <draw:custom-shape draw:style-name="gr90" draw:text-style-name="P9" draw:layer="layout" svg:width="2.286cm" svg:height="3.81cm" svg:x="22.336cm" svg:y="3.54cm">
          <text:p text:style-name="P8"><text:span text:style-name="T6">opfunc</text:span></text:p>
          <text:p text:style-name="P8"><text:span text:style-name="T6">MemtoReg</text:span></text:p>
          <text:p text:style-name="P8"><text:span text:style-name="T6">RegWEN</text:span></text:p>
          <text:p text:style-name="P8"><text:span text:style-name="T6">dWENi</text:span></text:p>
          <text:p text:style-name="P8"><text:span text:style-name="T6">DRENi</text:span></text:p>
          <text:p text:style-name="P8"><text:span text:style-name="T6">Equal</text:span></text:p>
          <text:p text:style-name="P8"><text:span text:style-name="T6">Halt</text:span></text:p>
          <text:p text:style-name="P8"><text:span text:style-name="T6">Rd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5.986cm" svg:y1="16.098cm" svg:x2="17.383cm" svg:y2="16.098cm">
          <text:p/>
        </draw:line>
        <draw:line draw:style-name="gr33" draw:text-style-name="P1" draw:layer="layout" svg:x1="17.764cm" svg:y1="17.51cm" svg:x2="17.764cm" svg:y2="16.875cm">
          <text:p/>
        </draw:line>
        <draw:frame draw:style-name="gr91" draw:text-style-name="P9" draw:layer="layout" svg:width="1.797cm" svg:height="0.684cm" svg:x="15.986cm" svg:y="16.826cm">
          <draw:text-box>
            <text:p text:style-name="P8"><text:span text:style-name="T6">RegDst</text:span></text:p>
          </draw:text-box>
        </draw:frame>
        <draw:custom-shape draw:style-name="gr92" draw:text-style-name="P9" draw:layer="layout" svg:width="2.286cm" svg:height="4.572cm" svg:x="28.578cm" svg:y="3.721cm">
          <text:p text:style-name="P8"><text:span text:style-name="T6">opfunc</text:span></text:p>
          <text:p text:style-name="P8"><text:span text:style-name="T6">MemtoReg</text:span></text:p>
          <text:p text:style-name="P8"><text:span text:style-name="T6">RegWEN</text:span></text:p>
          <text:p text:style-name="P8"><text:span text:style-name="T6">Equal</text:span></text:p>
          <text:p text:style-name="P8"><text:span text:style-name="T6">Halt</text:span></text:p>
          <text:p text:style-name="P8"><text:span text:style-name="T6">Rd</text:span></text:p>
          <draw:enhanced-geometry svg:viewBox="0 0 21600 21600" draw:type="rectangle" draw:enhanced-path="M 0 0 L 21600 0 21600 21600 0 21600 0 0 Z N"/>
        </draw:custom-shape>
        <draw:frame draw:style-name="gr93" draw:text-style-name="P10" draw:layer="layout" svg:width="1.302cm" svg:height="0.726cm" svg:x="9.255cm" svg:y="6.043cm">
          <draw:text-box>
            <text:p><text:span text:style-name="T3">instr</text:span></text:p>
          </draw:text-box>
        </draw:frame>
        <draw:frame draw:style-name="gr93" draw:text-style-name="P10" draw:layer="layout" svg:width="1.302cm" svg:height="0.726cm" svg:x="9.477cm" svg:y="10.071cm">
          <draw:text-box>
            <text:p><text:span text:style-name="T3">Rs</text:span></text:p>
          </draw:text-box>
        </draw:frame>
        <draw:frame draw:style-name="gr93" draw:text-style-name="P10" draw:layer="layout" svg:width="1.302cm" svg:height="0.726cm" svg:x="9.477cm" svg:y="10.615cm">
          <draw:text-box>
            <text:p><text:span text:style-name="T3">Rt</text:span></text:p>
          </draw:text-box>
        </draw:frame>
        <draw:line draw:style-name="gr33" draw:text-style-name="P1" draw:layer="layout" svg:x1="9.614cm" svg:y1="12.671cm" svg:x2="10.503cm" svg:y2="12.644cm">
          <text:p/>
        </draw:line>
        <draw:line draw:style-name="gr34" draw:text-style-name="P1" draw:layer="layout" svg:x1="9.636cm" svg:y1="19.542cm" svg:x2="32.496cm" svg:y2="19.542cm">
          <text:p/>
        </draw:line>
        <draw:line draw:style-name="gr34" draw:text-style-name="P1" draw:layer="layout" svg:x1="9.636cm" svg:y1="12.684cm" svg:x2="9.636cm" svg:y2="19.542cm">
          <text:p/>
        </draw:line>
        <draw:line draw:style-name="gr34" draw:text-style-name="P1" draw:layer="layout" svg:x1="32.496cm" svg:y1="13.827cm" svg:x2="32.496cm" svg:y2="19.542cm">
          <text:p/>
        </draw:line>
        <draw:line draw:style-name="gr34" draw:text-style-name="P1" draw:layer="layout" svg:x1="32.496cm" svg:y1="13.827cm" svg:x2="30.845cm" svg:y2="13.827cm">
          <text:p/>
        </draw:line>
        <draw:frame draw:style-name="gr94" draw:text-style-name="P10" draw:layer="layout" svg:width="2.267cm" svg:height="0.725cm" svg:x="30.718cm" svg:y="13.192cm">
          <draw:text-box>
            <text:p><text:span text:style-name="T3">RegWEN</text:span></text:p>
          </draw:text-box>
        </draw:frame>
        <draw:line draw:style-name="gr33" draw:text-style-name="P1" draw:layer="layout" svg:x1="26.4cm" svg:y1="6.842cm" svg:x2="26.4cm" svg:y2="20.558cm">
          <text:p/>
        </draw:line>
        <draw:line draw:style-name="gr34" draw:text-style-name="P1" draw:layer="layout" svg:x1="24.622cm" svg:y1="6.842cm" svg:x2="26.4cm" svg:y2="6.842cm">
          <text:p/>
        </draw:line>
        <draw:line draw:style-name="gr34" draw:text-style-name="P1" draw:layer="layout" svg:x1="25.13cm" svg:y1="6.588cm" svg:x2="24.749cm" svg:y2="7.096cm">
          <text:p/>
        </draw:line>
        <draw:frame draw:style-name="gr36" draw:text-style-name="P10" draw:layer="layout" svg:width="0.637cm" svg:height="0.725cm" svg:x="24.747cm" svg:y="6.752cm">
          <draw:text-box>
            <text:p><text:span text:style-name="T3">2</text:span></text:p>
          </draw:text-box>
        </draw:frame>
        <draw:frame draw:style-name="gr72" draw:text-style-name="P10" draw:layer="layout" svg:width="1.421cm" svg:height="0.725cm" svg:x="25.017cm" svg:y="6.244cm">
          <draw:text-box>
            <text:p><text:span text:style-name="T3">dENi</text:span></text:p>
          </draw:text-box>
        </draw:frame>
        <draw:frame draw:style-name="gr95" draw:text-style-name="P10" draw:layer="layout" svg:width="4.191cm" svg:height="0.725cm" svg:x="24.622cm" svg:y="20.468cm">
          <draw:text-box>
            <text:p><text:span text:style-name="T3">Store EN addr load</text:span></text:p>
          </draw:text-box>
        </draw:frame>
        <draw:custom-shape draw:style-name="gr74" draw:text-style-name="P6" draw:layer="layout" svg:width="1.524cm" svg:height="0.889cm" svg:x="19.034cm" svg:y="14.716cm">
          <text:p text:style-name="P1"><text:span text:style-name="T3">Jump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0.739cm" svg:height="0.725cm" svg:x="16.114cm" svg:y="15.979cm">
          <draw:text-box>
            <text:p><text:span text:style-name="T3">5</text:span></text:p>
          </draw:text-box>
        </draw:frame>
        <draw:line draw:style-name="gr34" draw:text-style-name="P1" draw:layer="layout" svg:x1="16.113cm" svg:y1="16.748cm" svg:x2="16.367cm" svg:y2="16.24cm">
          <text:p/>
        </draw:line>
        <draw:line draw:style-name="gr33" draw:text-style-name="P1" draw:layer="layout" svg:x1="15.986cm" svg:y1="16.516cm" svg:x2="17.383cm" svg:y2="16.516cm">
          <text:p/>
        </draw:line>
        <draw:frame draw:style-name="gr21" draw:text-style-name="P10" draw:layer="layout" svg:width="0.739cm" svg:height="0.725cm" svg:x="16.113cm" svg:y="16.367cm">
          <draw:text-box>
            <text:p><text:span text:style-name="T3">5</text:span></text:p>
          </draw:text-box>
        </draw:frame>
        <draw:frame draw:style-name="gr36" draw:text-style-name="P10" draw:layer="layout" svg:width="1.018cm" svg:height="0.725cm" svg:x="20.558cm" svg:y="15.224cm">
          <draw:text-box>
            <text:p><text:span text:style-name="T3">32</text:span></text:p>
          </draw:text-box>
        </draw:frame>
        <draw:line draw:style-name="gr34" draw:text-style-name="P1" draw:layer="layout" svg:x1="20.558cm" svg:y1="15.605cm" svg:x2="20.812cm" svg:y2="15.097cm">
          <text:p/>
        </draw:line>
        <draw:line draw:style-name="gr34" draw:text-style-name="P1" draw:layer="layout" svg:x1="16.24cm" svg:y1="2.905cm" svg:x2="22.971cm" svg:y2="2.905cm">
          <text:p/>
        </draw:line>
        <draw:line draw:style-name="gr33" draw:text-style-name="P1" draw:layer="layout" svg:x1="22.971cm" svg:y1="2.905cm" svg:x2="22.971cm" svg:y2="3.54cm">
          <text:p/>
        </draw:line>
        <draw:frame draw:style-name="gr36" draw:text-style-name="P10" draw:layer="layout" svg:width="2.667cm" svg:height="1.199cm" svg:x="22.717cm" svg:y="2.341cm">
          <draw:text-box>
            <text:p><text:span text:style-name="T3">EXMMflush</text:span></text:p>
          </draw:text-box>
        </draw:frame>
        <draw:line draw:style-name="gr34" draw:text-style-name="P1" draw:layer="layout" svg:x1="15.478cm" svg:y1="3.667cm" svg:x2="15.986cm" svg:y2="3.413cm">
          <text:p/>
        </draw:line>
        <draw:line draw:style-name="gr33" draw:text-style-name="P1" draw:layer="layout" svg:x1="17.51cm" svg:y1="1.254cm" svg:x2="16.24cm" svg:y2="1.254cm">
          <text:p/>
        </draw:line>
        <draw:line draw:style-name="gr33" draw:text-style-name="P1" draw:layer="layout" svg:x1="17.51cm" svg:y1="1.635cm" svg:x2="16.24cm" svg:y2="1.635cm">
          <text:p/>
        </draw:line>
        <draw:frame draw:style-name="gr36" draw:text-style-name="P10" draw:layer="layout" svg:width="1.143cm" svg:height="0.725cm" svg:x="17.383cm" svg:y="0.91cm">
          <draw:text-box>
            <text:p><text:span text:style-name="T3">ihit</text:span></text:p>
          </draw:text-box>
        </draw:frame>
        <draw:frame draw:style-name="gr42" draw:text-style-name="P10" draw:layer="layout" svg:width="1.27cm" svg:height="1.199cm" svg:x="17.364cm" svg:y="1.363cm">
          <draw:text-box>
            <text:p><text:span text:style-name="T3">dh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07T16:13:12.990835241</dc:date>
    <meta:editing-duration>P1DT12H16M13S</meta:editing-duration>
    <meta:editing-cycles>52</meta:editing-cycles>
    <meta:generator>LibreOffice/4.3.7.2$Linux_X86_64 LibreOffice_project/430$Build-2</meta:generator>
    <dc:creator>Mentor Graphics</dc:creator>
    <meta:document-statistic meta:object-count="1394"/>
  </office:meta>
</office:document-meta>
</file>